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69cm"/>
    </style:style>
    <style:style style:name="co2" style:family="table-column">
      <style:table-column-properties fo:break-before="auto" style:column-width="57.997cm"/>
    </style:style>
    <style:style style:name="co3" style:family="table-column">
      <style:table-column-properties fo:break-before="auto" style:column-width="2.759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automatic-find-labels="false" table:use-regular-expressions="false" table:use-wildcards="true"/>
      <table:table table:name="comments_a12f9665e5c9db3051d63bc938414ca1a62fd4cd_classified"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office:value-type="string" calcext:value-type="string">
            <text:p>Type</text:p>
          </table:table-cell>
          <table:table-cell office:value-type="string" calcext:value-type="string">
            <text:p>Comment</text:p>
          </table:table-cell>
          <table:table-cell office:value-type="string" calcext:value-type="string">
            <text:p>Predicted Label</text:p>
          </table:table-cell>
          <table:table-cell office:value-type="string" calcext:value-type="string">
            <text:p>Score</text:p>
          </table:table-cell>
          <table:table-cell table:number-columns-repeated="3"/>
        </table:table-row>
        <table:table-row table:style-name="ro1">
          <table:table-cell office:value-type="string" calcext:value-type="string">
            <text:p>multi_line</text:p>
          </table:table-cell>
          <table:table-cell office:value-type="string" calcext:value-type="string">
            <text:p>base {@link replicationtask} class for asg related replication request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o change</text:p>
          </table:table-cell>
          <table:table-cell office:value-type="string" calcext:value-type="string">
            <text:p>RELEVANT</text:p>
          </table:table-cell>
          <table:table-cell office:value-type="string" calcext:value-type="string">
            <text:p>TRUE POSITIVE</text:p>
          </table:table-cell>
          <table:table-cell/>
          <table:table-cell table:formula="of:=SUMPRODUCT([.D2:.D2000]=&quot;TRUE POSITIVE&quot;)" office:value-type="float" office:value="1295" calcext:value-type="float">
            <text:p>1295</text:p>
          </table:table-cell>
          <table:table-cell office:value-type="string" calcext:value-type="string">
            <text:p>TRUE POSITIVE</text:p>
          </table:table-cell>
        </table:table-row>
        <table:table-row table:style-name="ro1">
          <table:table-cell office:value-type="string" calcext:value-type="string">
            <text:p>single_line</text:p>
          </table:table-cell>
          <table:table-cell office:value-type="string" calcext:value-type="string">
            <text:p>remove peers no long available</text:p>
          </table:table-cell>
          <table:table-cell office:value-type="string" calcext:value-type="string">
            <text:p>RELEVANT</text:p>
          </table:table-cell>
          <table:table-cell office:value-type="string" calcext:value-type="string">
            <text:p>TRUE POSITIVE</text:p>
          </table:table-cell>
          <table:table-cell/>
          <table:table-cell table:formula="of:=SUMPRODUCT([.D2:.D2000]=&quot;FALSE POSITIVE&quot;)" office:value-type="float" office:value="0" calcext:value-type="float">
            <text:p>0</text:p>
          </table:table-cell>
          <table:table-cell office:value-type="string" calcext:value-type="string">
            <text:p>FALSE POSITIVE</text:p>
          </table:table-cell>
        </table:table-row>
        <table:table-row table:style-name="ro1">
          <table:table-cell office:value-type="string" calcext:value-type="string">
            <text:p>single_line</text:p>
          </table:table-cell>
          <table:table-cell office:value-type="string" calcext:value-type="string">
            <text:p>add new peers</text:p>
          </table:table-cell>
          <table:table-cell office:value-type="string" calcext:value-type="string">
            <text:p>RELEVANT</text:p>
          </table:table-cell>
          <table:table-cell office:value-type="string" calcext:value-type="string">
            <text:p>TRUE POSITIVE</text:p>
          </table:table-cell>
          <table:table-cell/>
          <table:table-cell table:formula="of:=SUMPRODUCT([.D2:.D2000]=&quot;TRUE NEGATIVE&quot;)" office:value-type="float" office:value="358" calcext:value-type="float">
            <text:p>358</text:p>
          </table:table-cell>
          <table:table-cell office:value-type="string" calcext:value-type="string">
            <text:p>TRUE NEGATIVE</text:p>
          </table:table-cell>
        </table:table-row>
        <table:table-row table:style-name="ro1">
          <table:table-cell office:value-type="string" calcext:value-type="string">
            <text:p>multi_line</text:p>
          </table:table-cell>
          <table:table-cell office:value-type="string" calcext:value-type="string">
            <text:p>helper class to manage lifecycle of a collection of {@link peereurekanode}s. <text:s/>@author tomasz bak</text:p>
          </table:table-cell>
          <table:table-cell office:value-type="string" calcext:value-type="string">
            <text:p>COPYRIGHT</text:p>
          </table:table-cell>
          <table:table-cell office:value-type="string" calcext:value-type="string">
            <text:p>TRUE NEGATIVE</text:p>
          </table:table-cell>
          <table:table-cell/>
          <table:table-cell table:formula="of:=SUMPRODUCT([.D2:.D2000]=&quot;FALSE NEGATIVE&quot;)" office:value-type="float" office:value="16" calcext:value-type="float">
            <text:p>16</text:p>
          </table:table-cell>
          <table:table-cell office:value-type="string" calcext:value-type="string">
            <text:p>FALSE NEGATIVE</text:p>
          </table:table-cell>
        </table:table-row>
        <table:table-row table:style-name="ro1">
          <table:table-cell office:value-type="string" calcext:value-type="string">
            <text:p>multi_line</text:p>
          </table:table-cell>
          <table:table-cell office:value-type="string" calcext:value-type="string">
            <text:p>resolve peer urls. <text:s/>@return peer urls with node's own url filtered out</text:p>
          </table:table-cell>
          <table:table-cell office:value-type="string" calcext:value-type="string">
            <text:p>RELEVANT</text:p>
          </table:table-cell>
          <table:table-cell office:value-type="string" calcext:value-type="string">
            <text:p>TRUE POSITIVE</text:p>
          </table:table-cell>
          <table:table-cell/>
          <table:table-cell table:formula="of:=SUM([.F3:.F6])" office:value-type="float" office:value="1669" calcext:value-type="float">
            <text:p>1669</text:p>
          </table:table-cell>
          <table:table-cell/>
        </table:table-row>
        <table:table-row table:style-name="ro1">
          <table:table-cell office:value-type="string" calcext:value-type="string">
            <text:p>multi_line</text:p>
          </table:table-cell>
          <table:table-cell office:value-type="string" calcext:value-type="string">
            <text:p>given new set of replica urls, destroy {@link peereurekanode}s no longer available, and create new ones. <text:s/>@param newpeerurls peer node urls; this collection should have local node's url filtered 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2016-06-27 use instance version of {@link #isthismyurl(string)} <text:s/>checks if the given service url contains the current host which is trying to replicate. only after the eip binding is done the host has a chance to identify itself in the list of replica nodes and needs to take itself out of replication traffic. <text:s/>@param url the service url of the replica node that the check is made. @return true, if the url represents the current node which is trying to replicate,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given service url contains the current host which is trying to replicate. only after the eip binding is done the host has a chance to identify itself in the list of replica nodes and needs to take itself out of replication traffic. <text:s/>@param url the service url of the replica node that the check is made. @return true, if the url represents the current node which is trying to replicate,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given service url matches the supplied instance <text:s/>@param url the service url of the replica node that the check is made. @param instance the instance to check the service url against @return true, if the url represents the supplied instance,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accept-encoding' is not set, assume gzip as a 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ureka specific gzip content filter handl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d timeout exception is more congestion then transienterror, return congestion for longer del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nexpected error returned from the server. this should ideally never happ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d timeout exception is more congestion then transienterror, return congestion for longer del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should ideally never happen unless there is a bug in the softwa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instancereplicationtask are bat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we want to retry eagerly, but without flooding log file with tons of error entries. as tasks are executed by a pool of threads the error logging multiplies. for example: 20 threads * 100ms delay == 200 error entries / sec worst case still we would like to see the exception samples, so we print samples at regular interva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the exception is some sort of network timeout exception (ie) read,connect. <text:s/>@param e the exception for which the information needs to be found. @return true, if it is a network timeou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the exception is socket read time out exception <text:s/>@param e the exception for which the information needs to be found. @return true, if it may be a socket read time out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ase class for all replication tas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jersey resource class that generates the replication indivdiual respon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s compatibility with discoveryjerseyprovi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jersey resource class that generates the replication batch respon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s compatibility with discoveryjerseyprovi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jersey resource class that generates a particular replication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do not care about the result for priming reque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lt;code&gt;peereurekanode&lt;/code&gt; represents a peer node to which information should be shared from this node. <text:s/>&lt;p&gt; this class handles replicating all update operations like &lt;em&gt;register,renew,cancel,expiration and status changes&lt;/em&gt; to the eureka node it represents.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time to wait before continuing work if there is network level err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time to wait before continuing work if there is congestion on the server si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ximum amount of time in ms to wait for new items prior to dispatching a batch of tas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ximum batch size for batched reques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or testing * sends the registration information of {@link instanceinfo} receiving by this node to the peer node represented by this class. <text:s/>@param info the instance information {@link instanceinfo} of any instance that is send to this instance. @throws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nd the cancellation information of an instance to the node represented by this class. <text:s/>@param appname the application name of the instance. @param id the unique identifier of the instance. @throws 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nd the heartbeat information of an instance to the node represented by this class. if the instance does not exist the node, the instance registration information is sent again to the peer node. <text:s/>@param appname the application name of the instance. @param id the unique identifier of the instance. @param info the instance info {@link instanceinfo} of the instance. @param overriddenstatus the overridden status information if any of the instance. @throws throw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nd the status information of of the asg represented by the instance. <text:s/>&lt;p&gt; asg (autoscaling group) names are available for instances in aws and the asg information is used for determining if the instance should be registered as {@link instancestatus#down} or {@link instancestatus#up}. <text:s/>@param asgname the asg name if any of this instance. @param newstatus the new status of the as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nd the status update of the instance. <text:s/>@param appname the application name of the instance. @param id the unique identifier of the instance. @param newstatus the new status of the instance. @param info the instance information of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lete instance status override. <text:s/>@param appname the application name of the instance. @param id the unique identifier of the instance. @param info the instance information of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service url of the peer eureka node. <text:s/>@return the service url of the peer eureka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ts down all resources used for peer re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ynchronize {@link instanceinfo} information if the timestamp between this node and the peer eureka nodes va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ase {@link replicationtask} class for instance related replication request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for cancel request there may be no instanceinfo object available so we need to store app/id pair explici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make it volatile so that the expiration task would see this quick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scribes a time-based availability of a {@link t}. purpose is to avoid accumulation of instances in {@link abstractinstanceregistry} as result of ungraceful shutdowns that is not uncommon in aws environments. <text:s/>if a lease elapses without renewals, it will eventually expire consequently marking the associated {@link t} for immediate eviction - this is similar to an explicit cancellation except that there is no communication between the {@link t} and {@link leasemanager}.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new the lease, use renewal duration if it was specified by the associated {@link t} during registration, otherwise default duration is {@link #default_duration_in_sec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ncels the lease by updating the eviction 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rk the service as up. this will only take affect the first time called, subsequent calls will be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leases service up 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lease of a given {@link com.netflix.appinfo.instanceinfo} has expired or n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lease of a given {@link com.netflix.appinfo.instanceinfo} has expired or not. <text:s/>note that due to renew() doing the 'wrong` thing and setting lastupdatetimestamp to +duration more than what it should be, the expiry will actually be 2 * duration. this is a minor bug and should only affect instances that ungracefully shutdown. due to possible wide ranging impact to existing usage, this will not be fixed. <text:s/>@param additionalleasems any additional lease time to add to the lease evaluation in m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milliseconds since epoch when the lease was registered. <text:s/>@return the milliseconds since epoch when the lease was registe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milliseconds since epoch when the lease was last renewed. note that the value returned here is actually not the last lease renewal time but the renewal + duration. <text:s/>@return the milliseconds since epoch when the lease was last renew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milliseconds since epoch when the lease was evicted. <text:s/>@return the milliseconds since epoch when the lease was evic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milliseconds since epoch when the service for the lease was marked as up. <text:s/>@return the milliseconds since epoch when the service for the lease was marked as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holder of the lea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class is responsible for creating/renewing and evicting a &lt;em&gt;lease&lt;/em&gt; for a particular instance. <text:s/>&lt;p&gt; leases determine what instances receive traffic. when there is no renewal request from the client, the lease gets expired and the instances are evicted out of {@link abstractinstanceregistry}. this is key to instances receiving traffic or not. &lt;p&gt; <text:s/>@author karthik ranganathan, greg kim <text:s/>@param &lt;t&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ssign a new {@link lease} to the passed in {@link t}. <text:s/>@param r - t to register @param leaseduration @param isreplication - whether this is a replicated entry from another eureka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ncel the {@link lease} associated w/ the passed in &lt;code&gt;appname&lt;/code&gt; and &lt;code&gt;id&lt;/code&gt;. <text:s/>@param appname - unique id of the application. @param id - unique id within appname. @param isreplication - whether this is a replicated entry from another eureka node. @return true, if the operation was successful,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new the {@link lease} associated w/ the passed in &lt;code&gt;appname&lt;/code&gt; and &lt;code&gt;id&lt;/code&gt;. <text:s/>@param id - unique id within appname @param isreplication - whether this is a replicated entry from another ds node @return whether the operation of successfu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vict {@link t}s with expired {@link lea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non-di u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testing purpo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ate limiting filter, with configurable threshold above which non-privileged clients will be dropped. this feature enables cutting off non-standard and potentially harmful clients in case of system overload. since it is critical to always allow client registrations and heartbeats into the system, which at the same time are relatively cheap operations, the rate limiting is applied only to full and delta registry fetches. furthermore, since delta fetches are much smaller than full fetches, and if not served my result in following full registry fetch from the client, they have relatively higher priority. this is implemented by two parallel rate limiters, one for overall number of full/delta fetches (higher threshold) and one for full fetches only (low threshold). &lt;p&gt; the client is identified by {@link abstracteurekaidentity#auth_name_header_key} http header value. the privileged group by default contains: &lt;ul&gt; &lt;li&gt; {@link eurekaclientidentity#default_client_name} - standard java eureka-client. applications using this client automatically belong to the privileged group. &lt;/li&gt; &lt;li&gt; {@link com.netflix.eureka.eurekaserveridentity#default_server_name} - connections from peer eureka servers (internal only, traffic replication) &lt;/li&gt; &lt;/ul&gt; it is possible to turn off privileged client filtering via {@link eurekaserverconfig#isratelimiterthrottlestandardclients()} property. &lt;p&gt; rate limiting is not enabled by default, but can be turned on via configuration. even when disabled, the throttling statistics are still counted, although on a separate counter, so it is possible to measure the impact of this feature before activation. <text:s/>&lt;p&gt; rate limiter implementation is based on token bucket algorithm. there are two configurable parameters: &lt;ul&gt; &lt;li&gt; burst size - maximum number of requests allowed into the system as a burst &lt;/li&gt; &lt;li&gt; average rate - expected number of requests per second &lt;/li&gt; &lt;/ul&gt;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ncludes both full and delta fetch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nly full registry fetch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riginally eureka supported non-compressed responses only. for large registries it was extremely inefficient, so gzip encoding was added. as nowadays all modern http clients support gzip http response transparently, there is no longer need to maintain uncompressed content. by adding this filter, eureka server will accept only get requests that explicitly support gzip encoding replies. in the coming minor release non-compressed replies will be dropped altogether, so this filter will become required.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class holds metadata information related to eureka server auth with peer eureka serv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therwise return dow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 for {@link version#v1}. {@link version#v2} introduces a new status {@link instancestatus#out_of_service}.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 the local server context and exposes getters to components of the local server such as the registry.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uto-generated method stub</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filter to check whether the eureka server is ready to take requests based on its {@link instance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javax.servlet.filter#destro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javax.servlet.filter#dofilter(javax.servlet.servletrequest, javax.servlet.servletresponse, javax.servlet.filterch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javax.servlet.filter#init(javax.servlet.filterconfi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t;em&gt;jersey&lt;/em&gt; resource that handles requests for replication purposes.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rocess batched replication events from peer eureka nodes. <text:s/>&lt;p&gt; the batched events are delegated to underlying resources to generate a {@link replicationlistresponse} containing the individual responses to the batched events &lt;/p&gt; <text:s/>@param replicationlist the list of replication events from peer eureka nodes @return a batched response containing the information about the responses of individual ev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 <text:s/>visible for 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t;em&gt;jersey&lt;/em&gt; resource that gets information about a particular instance.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utility class for exposing information about peer nodes.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t;em&gt;jersey&lt;/em&gt; resource for retrieving all instances with a given secure vip address.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t;em&gt;jersey&lt;/em&gt; resource for retrieving all instances with a given vip address.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thread-scoped value that holds the `current {@link com.netflix.eureka.version}` for the request. <text:s/>&lt;p&gt;this is not intended as a general mechanism for passing data. rather it is here to support those cases where someplace deep in a library we need to know about the context of the request that initially triggered the current request.&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current {@link version} will return null if no current version has been 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current {@link version}. <text:s/>use {@link #remove()} as soon as the version is no longer required in order to purge the threadlocal used for storing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ears the {@link threadlocal} used to store the ver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 found in the registry, immediately ask for a regis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if we need to sync based on dirty time stamp, the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stance might have changed some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ore the overridden status since the validation found out the node that replicates wi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plicationinstance information is not found, generate an err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etadata map is empty - create a new m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all the user supplied entries to the m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the case of replication, send the current instance info in the registry for t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plicating node to sync itself with this o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t;em&gt;jersey&lt;/em&gt; resource that handles operations for a particular instance.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 requests returns the information about the instance's {@link instanceinfo}. <text:s/>@return response containing information about the the instance's {@link instance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put request for renewing lease from a client instance. <text:s/>@param isreplication a header parameter containing information whether this is replicated from other nodes. @param overriddenstatus overridden status if any. @param status the {@link instancestatus} of the instance. @param lastdirtytimestamp last timestamp when this instance information was updated. @return response indicating whether the operation was a success or fail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s {@link instancestatus} updates. <text:s/>&lt;p&gt; the status updates are normally done for administrative purposes to change the instance status between {@link instancestatus#up} and {@link instancestatus#out_of_service} to select or remove instances for receiving traffic. &lt;/p&gt; <text:s/>@param newstatus the new status of the instance. @param isreplication a header parameter containing information whether this is replicated from other nodes. @param lastdirtytimestamp last timestamp when this instance information was updated. @return response indicating whether the operation was a success or fail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s status override for an instance, set with {@link #statusupdate(string, string, string)}. <text:s/>@param isreplication a header parameter containing information whether this is replicated from other nodes. @param lastdirtytimestamp last timestamp when this instance information was updated. @return response indicating whether the operation was a success or fail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pdates user-specific metadata information. if the key is already available, its value will be overwritten. if not, it will be added. @param uriinfo - uri information generated by jersey. @return response indicating whether the operation was a success or fail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s cancellation of leases for this particular instance. <text:s/>@param isreplication a header parameter containing information whether this is replicated from other nodes. @return response indicating whether the operation was a success or fail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o we don't have different caches for same regions queried in differen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if the server allows the access to the registry. the server c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strict access if it is n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dy to serve traffic depending on various reas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delta flag is disabled in discovery or if the lease expi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s been disabled, redirect clients to get all instan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o we don't have different caches for same regions queried in differen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t;em&gt;jersey&lt;/em&gt; resource that handles request related to all {@link com.netflix.discovery.shared.applications}.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information about a particular {@link com.netflix.discovery.shared.application}. <text:s/>@param version the version of the request. @param appid the unique application identifier (which is the name) of the application. @return information about a particular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information about all {@link com.netflix.discovery.shared.applications}. <text:s/>@param version the version of the request. @param acceptheader the accept header to indicate whether to serve json or xml data. @param acceptencoding the accept header to indicate whether to serve compressed or uncompressed data. @param eurekaaccept an eureka accept extension, see {@link com.netflix.appinfo.eurekaaccept} @param uriinfo the {@link java.net.uri} information of the request made. @param regionsstr a comma separated list of remote regions from which the instances will also be returned. the applications returned from the remote region can be limited to the applications returned by {@link eurekaserverconfig#getremoteregionappwhitelist(string)} <text:s/>@return a response containing information about all {@link com.netflix.discovery.shared.applications} from the {@link abstractinstanceregis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information about all delta changes in {@link com.netflix.discovery.shared.applications}. <text:s/>&lt;p&gt; the delta changes represent the registry information change for a period as configured by {@link eurekaserverconfig#getretentiontimeinmsindeltaqueue()}. the changes that can happen in a registry include &lt;em&gt;registrations,cancels,status changes and expirations&lt;/em&gt;. normally the changes to the registry are infrequent and hence getting just the delta will be much more efficient than getting the complete registry. &lt;/p&gt; <text:s/>&lt;p&gt; since the delta information is cached over a period of time, the requests may return the same data multiple times within the window configured by {@link eurekaserverconfig#getretentiontimeinmsindeltaqueue()}.the clients are expected to handle this duplicate information. &lt;p&gt; <text:s/>@param version the version of the request. @param acceptheader the accept header to indicate whether to serve <text:s/>json or xml data. @param acceptencoding the accept header to indicate whether to serve compressed or uncompressed data. @param eurekaaccept an eureka accept extension, see {@link com.netflix.appinfo.eurekaaccept} @param uriinfo <text:s/>the {@link java.net.uri} information of the request made. @return response containing the delta information of the {@link abstractinstanceregis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t;em&gt;jersey&lt;/em&gt; resource for handling updates to {@link asgstatus}. <text:s/>&lt;p&gt; the asg status is used in &lt;em&gt;aws&lt;/em&gt; environments to automatically enable/disable instance registration based on the status of the asg. this is particularly useful in &lt;em&gt;red/black&lt;/em&gt; deployment scenarios where it is easy to switch to a new version and incase of problems switch back to the old versions of the deployment. &lt;/p&gt; <text:s/>&lt;p&gt; during such a scenario, when an asg is disabled and the instances go away and get refilled by an asg - which is normal in aws environments,the instances automatically go in the {@link com.netflix.appinfo.instanceinfo.instancestatus#out_of_service} state when they are refilled by the asg and if the asg is disabled by as indicated by a flag in the asg as described in {@link awsasgutil#isasgenabled} &lt;/p&gt; <text:s/>@author karthik ranganath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anges the status information of the asg. <text:s/>@param asgname the name of the asg for which the status needs to be changed. @param newstatus the new status {@link asgstatus} of the asg. @param isreplication a header parameter containing information whether this is replicated from other nodes. <text:s/>@return response which indicates if the operation succeeded or n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validate that the instanceinfo contains all the necessary required fiel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 cases where clients may be registering with bad datacenterinfo with missing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204 to be backwards compati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t;em&gt;jersey&lt;/em&gt; resource that handles request related to a particular {@link com.netflix.discovery.shared.application}.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information about a particular {@link com.netflix.discovery.shared.application}. <text:s/>@param version the version of the request. @param acceptheader the accept header of the request to indicate whether to serve json or xml data. @return the response containing information about a particular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information about a particular instance of an application. <text:s/>@param id the unique identifier of the instance. @return information about a particula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information about a particular instance for an {@link com.netflix.discovery.shared.application}. <text:s/>@param info {@link instanceinfo} information of the instance. @param isreplication a header parameter containing information whether this is replicated from other nod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application name of a particular application. <text:s/>@return the application name of a particular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bstract class for the common functionality of a vip/svip resource. <text:s/>@author nitesh kant (nkant@netflix.co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non-di u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hing to do 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auth filter for client requests. for now, it only logs supported client identification data from header 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figuration information required by the eureka server to operate. <text:s/>&lt;p&gt; most of the required information is provided by the default configuration {@link com.netflix.eureka.defaulteurekaserverconfig}. <text:s/>note that all configurations are not effective at runtime unless and otherwise specified.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t;em&gt;aws access id&lt;/em&gt;. this is primarily used for &lt;em&gt;elastic ip biding&lt;/em&gt;. the access id should be provided with appropriate aws permissions to bind the eip. <text:s/>@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t;em&gt;aws secret key&lt;/em&gt;. this is primarily used for &lt;em&gt;elastic ip biding&lt;/em&gt;. the access id should be provided with appropriate aws permissions to bind the eip. <text:s/>@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umber of times the server should try to bind to the candidate eip. <text:s/>&lt;p&gt; &lt;em&gt;the changes are effective at runtime.&lt;/em&gt; &lt;/p&gt; <text:s/>@return the number of times the server should try to bind to the candidate e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interval with which the server should check if the eip is bound and should try to bind in the case if it is already not bound, iff the eip is not currently bound. &lt;p&gt; &lt;em&gt;the changes are effective at runtime.&lt;/em&gt; &lt;/p&gt; <text:s/>@return the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interval with which the server should check if the eip is bound and should try to bind in the case if it is already not bound, iff the eip is already bound. (so this refresh is just for steady state checks) &lt;p&gt; &lt;em&gt;the changes are effective at runtime.&lt;/em&gt; &lt;/p&gt; <text:s/>@return the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to see if the eureka server is enabled for self preservation. <text:s/>&lt;p&gt; when enabled, the server keeps track of the number of &lt;em&gt;renewals&lt;/em&gt; it should receive from the server. any time, the number of renewals drops below the threshold percentage as defined by {@link #getrenewalpercentthreshold()}, the server turns off expirations to avert danger.this will help the server in maintaining the registry information in case of network problems between client and the server. &lt;p&gt; &lt;em&gt;the changes are effective at runtime.&lt;/em&gt; &lt;/p&gt; <text:s/>@return true to enable self preservation,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minimum percentage of renewals that is expected from the clients in the period specified by {@link #getrenewalthresholdupdateintervalms()}. if the renewals drop below the threshold, the expirations are disabled if the {@link #shouldenableselfpreservation()} is enabled. <text:s/>&lt;p&gt; &lt;em&gt;the changes are effective at runtime.&lt;/em&gt; &lt;/p&gt; <text:s/>@return value between 0 and 1 indicating the percentage. for example, &lt;code&gt;85%&lt;/code&gt; will be specified as &lt;code&gt;0.85&lt;/code&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interval with which the threshold as specified in {@link #getrenewalpercentthreshold()} needs to be updated. <text:s/>@return time in milliseconds indicating the 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interval with which clients are expected to send their heartbeats. defaults to 30 seconds. if clients send heartbeats with different frequency, say, every 15 seconds, then this parameter should be tuned accordingly, otherwise, self-preservation won't work as expected. <text:s/>@return time in seconds indicating the expected 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interval with which the information about the changes in peer eureka nodes is updated. the user can use the dns mechanism or dynamic configuration provided by &lt;a href=`https://github.com/netflix/archaius`&gt;archaius&lt;/a&gt; to change the information dynamically. &lt;p&gt; &lt;em&gt;the changes are effective at runtime.&lt;/em&gt; &lt;/p&gt; <text:s/>@return timer in milliseconds indicating the 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set to true, the replicated data send in the request will be always compressed. this does not define response path, which is driven by `accept-encoding` hea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number of times the replication events should be retried with peers. &lt;p&gt; &lt;em&gt;the changes are effective at runtime.&lt;/em&gt; &lt;/p&gt; <text:s/>@return the number of retr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interval with which the status information about peer nodes is updated. &lt;p&gt; &lt;em&gt;the changes are effective at runtime.&lt;/em&gt; &lt;/p&gt; <text:s/>@return time in milliseconds indicating the 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ime to wait when the eureka server starts up unable to get instances from peer nodes. it is better not to start serving rightaway during these scenarios as the information that is stored in the registry may not be complete. <text:s/>when the instance registry starts up empty, it builds over time when the clients start to send heartbeats and the server requests the clients for registration information. <text:s/>@return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imeout value for connecting to peer eureka nodes for replication. <text:s/>@return timeout valu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imeout value for reading information from peer eureka nodes for replication. <text:s/>@return timeout valu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otal number of &lt;em&gt;http&lt;/em&gt; connections allowed to peer eureka nodes for replication. <text:s/>@return total number of allowed &lt;em&gt;http&lt;/em&gt; connec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otal number of &lt;em&gt;http&lt;/em&gt; connections allowed to a particular peer eureka node for replication. <text:s/>@return total number of allowed &lt;em&gt;http&lt;/em&gt; connections for a peer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idle time after which the &lt;em&gt;http&lt;/em&gt; connection should be cleaned up. <text:s/>@return idle time in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time for which the delta information should be cached for the clients to retrieve the value without missing it. <text:s/>@return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time interval with which the clean up task should wake up and check for expired delta information. <text:s/>@return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time interval with which the task that expires instances should wake up and run. <text:s/>@return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hether to use aws api to query asg statuses. <text:s/>@return true if aws api is us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timeout value for querying the &lt;em&gt;aws&lt;/em&gt; for &lt;em&gt;asg&lt;/em&gt; information. <text:s/>@return timeout valu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time interval with which the &lt;em&gt;asg&lt;/em&gt; information must be queried from &lt;em&gt;aws&lt;/em&gt;. <text:s/>@return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expiration value for the cached &lt;em&gt;asg&lt;/em&gt; information <text:s/>@return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ime for which the registry payload should be kept in the cache if it is not invalidated by change events. <text:s/>@return time in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ime interval with which the payload cache of the client should be updated. <text:s/>@return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link com.netflix.eureka.registry.responsecache} currently uses a two level caching strategy to responses. a readwrite cache with an expiration policy, and a readonly cache that caches without expiry. <text:s/>@return true if the read only cache is to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to see if the delta information can be served to client or not. &lt;p&gt; &lt;em&gt;the changes are effective at runtime.&lt;/em&gt; &lt;/p&gt; <text:s/>@return true if the delta information is allowed to be serv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idle time for which the status replication threads can stay alive. <text:s/>@return time in min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minimum number of threads to be used for status replication. <text:s/>@return minimum number of threads to be used for status re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maximum number of threads to be used for status replication. <text:s/>@return maximum number of threads to be used for status re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maximum number of replication events that can be allowed to back up in the status replication pool. &lt;p&gt; depending on the memory allowed, timeout and the replication traffic, this value can vary. &lt;/p&gt; <text:s/>@return the maximum number of replication events that can be allowed to back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whether to synchronize instances when timestamp differs. &lt;p&gt; &lt;em&gt;the changes are effective at runtime.&lt;/em&gt; &lt;/p&gt; <text:s/>@return true, to synchronize,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number of times that a eureka node would try to get the registry information from the peers during startup. <text:s/>@return the number of retr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wait/sleep time between each retry sync attempts, if the prev retry failed and there are more retries to attempt. <text:s/>@return the wait time in ms between each sync retr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maximum number of replication events that can be allowed to back up in the replication pool. this replication pool is responsible for all events except status updates. &lt;p&gt; depending on the memory allowed, timeout and the replication traffic, this value can vary. &lt;/p&gt; <text:s/>@return the maximum number of replication events that can be allowed to back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idle time for which the replication threads can stay alive. <text:s/>@return time in minut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minimum number of threads to be used for replication. <text:s/>@return minimum number of threads to be used for re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maximum number of threads to be used for replication. <text:s/>@return maximum number of threads to be used for re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minimum number of available peer replication instances for this instance to be considered healthy. the design of eureka allows for an instance to continue operating with zero peers, but that would not be ideal. &lt;p&gt; the default value of -1 is interpreted as a marker to not compare the number of replicas. this would be done to either disable this check or to run eureka in a single node configuration. <text:s/>@return minimum number of available peer replication instances for this instance to be considered health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time in milliseconds to try to replicate before dropping replication events. <text:s/>@return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whether the connections to replicas should be primed. in aws, the firewall requires sometime to establish network connection for new nodes. <text:s/>@return true, if connections should be prim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to see if the delta information can be served to client or not for remote regions. &lt;p&gt; &lt;em&gt;the changes are effective at runtime.&lt;/em&gt; &lt;/p&gt; <text:s/>@return true if the delta information is allowed to be serv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imeout value for connecting to peer eureka nodes for remote regions. <text:s/>@return timeout valu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imeout value for reading information from peer eureka nodes for remote regions. <text:s/>@return timeout valu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otal number of &lt;em&gt;http&lt;/em&gt; connections allowed to peer eureka nodes for remote regions. <text:s/>@return total number of allowed &lt;em&gt;http&lt;/em&gt; connec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otal number of &lt;em&gt;http&lt;/em&gt; connections allowed to a particular peer eureka node for remote regions. <text:s/>@return total number of allowed &lt;em&gt;http&lt;/em&gt; connections for a peer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idle time after which the &lt;em&gt;http&lt;/em&gt; connection should be cleaned up for remote regions. <text:s/>@return idle time in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content fetched from eureka server has to be compressed for remote regions whenever it is supported by the server. the registry information from the eureka server is compressed for optimum network traffic. <text:s/>@return true, if the content need to be compress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 map of region name against remote region discovery url. <text:s/>@return - an unmodifiable map of remote region name against remote region discovery url. empty map if no remote region url is defin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remote region urls. @return - array of string representing {@link java.net.url}s. @deprecated use {@link #getremoteregionurlswith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 list of applications that must be retrieved from the passed remote region. &lt;br/&gt; this list can be &lt;code&gt;null&lt;/code&gt; which means that no filtering should be applied on the applications for this region i.e. all applications must be returned. &lt;br/&gt; a global whitelist can also be configured which can be used when no setting is available for a region, such a whitelist can be obtained by passing &lt;code&gt;null&lt;/code&gt; to this method. <text:s/>@param regionname name of the region for which the application whitelist is to be retrieved. if null a global setting is returned. <text:s/>@return a set of application names which must be retrieved from the passed region. if &lt;code&gt;null&lt;/code&gt; all applications must be retrie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time interval for which the registry information need to be fetched from the remote region. @return time in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ize of a thread pool used to execute remote region registry fetch requests. delegating these requests to internal threads is necessary workaround to https://bugs.openjdk.java.net/browse/jdk-8049846 bu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fully qualified trust store file that will be used for remote region registry fetches. @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remote region trust store's passw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ld behavior of fallback to applications in the remote region (if configured) if there are no instances of that application in the local region, will be disabled. <text:s/>@return {@code true} if the old behavior is to be dis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replication between cluster nodes should be batched for network efficiency. @return {@code true} if the replication needs to be bat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llows to configure url which eureka should treat as its own during replication. in some cases eureka urls don't match ip address or hostname (for example, when nodes are behind load balancers). setting this parameter on each node to urls of associated load balancers helps to avoid replication to the same node where event originally came to. important: you need to configure the whole url including scheme and path, like &lt;code&gt;http://eureka-node1.mydomain.com:8010/eureka/v2/&lt;/code&gt; @return url eureka will treat as its ow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eureka server should log/metric clientauthheaders @return {@code true} if the clientauthheaders should be logged and/or emitted as metric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rate limiter should be enabled or dis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 if rate limit standard clients. if set to false, only non standard clients will be rate limi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list of certified clients. this is in addition to standard eureka java cli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ate limiter, token bucket algorithm property. see also {@link #getratelimiterregistryfetchaveragerate()} and {@link #getratelimiterfullfetchaverager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ate limiter, token bucket algorithm property. specifies the average enforced request rate. see also {@link #getratelimiterburst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ate limiter, token bucket algorithm property. specifies the average enforced request rate. see also {@link #getratelimiterburst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ame of the role used to describe auto scaling groups from third aws accou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class name of the full json codec to use for the server. if none set a default codec will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class name of the full xml codec to use for the server. if none set a default codec will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onfigured binding strategy eip or route53. @return the configured binding strateg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ttl used to set up the route53 domain if ne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umber of times the server should try to bind to the candidate route53 domain. <text:s/>&lt;p&gt; &lt;em&gt;the changes are effective at runtime.&lt;/em&gt; &lt;/p&gt; <text:s/>@return the number of times the server should try to bind to the candidate route53 dom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interval with which the server should check if the route53 domain is bound and should try to bind in the case if it is already not bound. &lt;p&gt; &lt;em&gt;the changes are effective at runtime.&lt;/em&gt; &lt;/p&gt; <text:s/>@return the time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o avoid configuration api pollution when trying new/experimental or features or for the migration process, the corresponding configuration can be put into experimental configuration section. <text:s/>@return a property of experimental fea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apacity of responsecache, default value is 1000. <text:s/>@return the capacity of responsecac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s to v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ed versions for eureka. <text:s/>&lt;p&gt;the latest versions are always recommended.&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 compatibil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py registry from neighboring eureka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er all monitoring statistic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class that kick starts the eureka server. <text:s/>&lt;p&gt; the eureka server is configured by using the configuration {@link eurekaserverconfig} specified by &lt;em&gt;eureka.server.props&lt;/em&gt; in the classpath. <text:s/>the eureka client component is also initialized by using the configuration {@link eurekainstanceconfig} specified by &lt;em&gt;eureka.client.props&lt;/em&gt;. if the server runs in the aws cloud, the eureka server binds it to the elastic ip as specified. &lt;/p&gt; <text:s/>@author karthik ranganathan, greg kim,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 a default instance of eureka boostr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 an instance of eureka bootstrap with the supplied eureka client <text:s/>@param eurekaclient the eureka client to bootstr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itializes eureka, including syncing up with other eureka peers and publishing the registry. <text:s/>@see javax.servlet.servletcontextlistener#contextinitialized(javax.servlet.servletcontext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sers can override to initialize the environment themselv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it hook for server context. override for custom log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s eureka cleanup, including shutting down all monitors and yielding all eips. <text:s/>@see javax.servlet.servletcontextlistener#contextdestroyed(javax.servlet.servletcontext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ver context shutdown hook. override for custom log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sers can override to clean up the environment themselv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inds the eureka server to a eip, route53 or e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ind to eip if nee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chedule a timer which periodically checks for eip bind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with aws, if this eip is already been used by anoth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eip is not used by any other instance, hence mark it for selection if it is n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ready mark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eip is associated with an instance, check if this is the same as the current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it is the same, stop searching for an eip as this instance is already associated with 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ip</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eip is used by some other instance, hence skip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bind if the eip is not already associ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name contains `ec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therwise, if cname doesn't contain, do 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 case where there are no cnames containing `ec2-`. reasons inclu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stems without public addresses - purely attached to corp lan via aws direct conn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 of ec2 network adapters that are attached to an instance after start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eip is not bound, the registry could <text:s/>be stale. first sync up the registry from t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ighboring node before trying to bind the e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 eip is already bou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aws specific &lt;em&gt;elastic ip&lt;/em&gt; binding utility for binding eureka servers for a well known &lt;code&gt;ip address&lt;/code&gt;. <text:s/>&lt;p&gt; &lt;em&gt;eureka&lt;/em&gt; clients talk to &lt;em&gt;eureka&lt;/em&gt; servers bound with well known &lt;code&gt;ip addresses&lt;/code&gt; since that is the most reliable mechanism to discover the &lt;em&gt;eureka&lt;/em&gt; servers. when eureka servers come up they bind themselves to a well known &lt;em&gt;elastic ip&lt;/em&gt; &lt;/p&gt; <text:s/>&lt;p&gt; this binding mechanism gravitates towards one eureka server per zone for resilience. at least one elastic ip should be slotted for each eureka server in a zone. if more than eureka server is launched per zone and there are not enough elastic ips slotted, the server tries to pick a free eip slotted for other zones and if it still cannot find a free eip, waits and keeps trying.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s eip binding process in aws cloud. <text:s/>@throws interrupted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an eip is already bound to the instance. @return true if an eip is boun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an eip is bound and optionally binds the eip. <text:s/>the list of eips are arranged with the eips allocated in the zone first followed by other eips. <text:s/>if an eip is already bound to this instance this method simply returns. otherwise, this method tries to find an unused eip based on information from aws. if it cannot find any unused eip this method, it will be retried for a specified interval. <text:s/>one of the following scenarios can happen here : <text:s/>1) if the instance is already bound to an eip as deemed by aws, no action is taken. 2) if an eip is already bound to another instance as deemed by aws, that eip is skipped. 3) if an eip is not already bound to an instance and if this instance is not bound to an eip, then the eip is bound to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nbind the eip that this instance is associated wi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eips in the order of preference depending on instance zone. <text:s/>@param myinstanceid the instance id for this instance @param myzone the zone where this instance is in @return collection containing the list of available eip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eips from the configuration. <text:s/>@param myzone - the zone in which the instance resides. @return collection of eips to choose from for bind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eips from the ec2 urls. <text:s/>@param ec2urls the ec2urls for which the eip needs to be obtained. @return collection of eip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eips from the dns. <text:s/>&lt;p&gt; this mechanism looks for the eip pool in the zone the instance is in by looking up the dns name &lt;code&gt;{zone}.{region}.{domainname}&lt;/code&gt;. the zone is fetched from the {@link instanceinfo} object;the region is picked up from the specified configuration {@link com.netflix.discovery.eurekaclientconfig#getregion()};the domain name is picked up from the specified configuration {@link com.netflix.discovery.eurekaclientconfig#geteurekaserverdnsname()} with a `txt.` prefix (see {@link com.netflix.discovery.endpoint.endpointutils #getzonebaseddiscoveryurlsfromregion(com.netflix.discovery.eurekaclientconfig, string)}. &lt;/p&gt; <text:s/>@param myzone the zone where this instance exist in. @return the collection of eips that exist in the zone this instance is 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ec2 service object to call aws apis. <text:s/>@return the ec2 service object to call aws api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eip binding timer task which constantly polls for eip in the same zone and binds it to itself.if the eip is taken away for some reason, this task tries to get the eip back. hence it is advised to take one eip assignment per instance in a zo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chedule a timer which periodically checks for ip bind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p-172-31-55-172.ec2.internal -&gt; ip-172-31-55-17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p-172-31-55-172 -&gt; [172,31,55,17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172,31,55,172] -&gt; 172.31.55.17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ip is not bound, the registry could <text:s/>be stale. first sync up the registry from t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ighboring node before trying to bind the 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 ip is already bou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mazon eni binder for instances. <text:s/>candidate eni's discovery is done using the same mechanism as elastic ip binder, via dns records or service urls. <text:s/>the dns records and the service urls should use the eni private dns or private ip <text:s/>dns record examples txt.us-east-1.eureka=`us-east-1a.eureka` `us-east-1b.eureka` txt.us-east-1a.eureka=`ip-172-31-y-y.ec2.internal` txt.us-east-1b.eureka=`ip-172-31-x-x.ec2.internal` where `ip-172-31-x-x.ec2.internal` is the eni private dns <text:s/>service url example: eureka.serviceurl.us-east-1a=http://ip-172-31-x-x.ec2.internal:7001/eureka/v2/ <text:s/>eni binding strategy should be configured via property like: <text:s/>eureka.awsbindingstrategy=eni <text:s/>if there are no available eni's for the availability zone, it will not attach any already attached eni</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inds an eni to the instance. <text:s/>the candidate eni's are deduced in the same wa the eip binder works: via dns records or via service urls, depending on configuration. <text:s/>it will try to attach the first eni that is: available for this subnet in the list of candidate eni's <text:s/>@throws malformedurl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nbind the ip that this instance is associated wi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ased on shouldusednsforfetchingserviceurls configuration, either retrieves candidates from dns records or from configuration propert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che for the aws asg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isabled, cached values (if any) are still being returned if the caller mak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 decision to call the disabled client during some sort of transition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eriod, but no new values will be fetched while dis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do an async refresh if it does not yet exist. do this to refrain from calling aws api too mu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you can pass one name or a list of names in the reque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isabled via the config, no-o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rst get the active asg nam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utility class for querying and updating information about amazon autoscaling groups using the aws apis.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status of the asg whether is enabled or disabled for service. the value is picked up from the cache except the very first time. <text:s/>@param instanceinfo the instanceinfo for the lookup @return true if enabl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status of the asg. <text:s/>@param asgname the name of the asg @param enabled true to enable, false to dis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the asg is disabled. the amazon flag `addtoloadbalancer` is queried to figure out if it is or not. <text:s/>@param asgname - the name of the asg for which the status needs to be queried @return - true if the asg is disabl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load balancer addition is disabled or not. <text:s/>@param asg - the asg object for which the status needs to be checked @return - true, if the load balancer addition is suspend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queries aws to get the autoscaling information given the asgname. <text:s/>@param asgname - the name of the asg. @return - the auto scaling group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queries aws to see if the load balancer flag is suspended. <text:s/>@param asgaccountid the accountid this asg resides in, if applicable (null will use the default accountid) @param asgname the name of the asg @return true, if the load balancer flag is not suspend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umber of elements in the asg cache. <text:s/>@return the long value representing the number of elements in the asg cac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umber of asg queries done in the period. <text:s/>@return the long value representing the number of asg queries done in the perio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umber of asg queries that failed because of some reason. <text:s/>@return the long value representing the number of asg queries that failed because of some reas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ask that updates the asg information periodically. <text:s/>@return timertask that updates the asg information periodical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achekeys of all the asg to which query aws for. <text:s/>&lt;p&gt; the names are obtained from the {@link com.netflix.eureka.registry.instanceregistry} which is then used for querying the aws. &lt;/p&gt; <text:s/>@return the set of asg cachekeys (asgname + account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aws account id where an asg is created. warning: this is expensive as it loops through all instances currently registered. <text:s/>@param asgname the name of the asg @return the account 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ready registe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change not overwritt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oute53 binder implementation. will look for a free domain in the list of service url to bind itself to via route5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hostname to register under the route53 c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registrationhostname the hostname to register under the route53 c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se counters are checked for each http request. instantiating them per request like for the oth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operties would be too cos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nfigurationmanager</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loadpropertiesfromresources(eurekapropsfil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s to longer than the asg update 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default implementation of eureka server configuration as required by {@link eurekaserverconfig}. <text:s/>&lt;p&gt; the information required for configuring eureka server is provided in a configuration file.the configuration file is searched for in the classpath with the name specified by the property &lt;em&gt;eureka.server.props&lt;/em&gt; and with the suffix &lt;em&gt;.properties&lt;/em&gt;. if the property is not specified, &lt;em&gt;eureka-server.properties&lt;/em&gt; is assumed as the default.the properties that are looked up uses the &lt;em&gt;namespace&lt;/em&gt; passed on to this class. &lt;/p&gt; <text:s/>&lt;p&gt; if the &lt;em&gt;eureka.environment&lt;/em&gt; property is specified, additionally &lt;em&gt;eureka-server-&lt;eureka.environment&gt;.properties&lt;/em&gt; is loaded in addition to &lt;em&gt;eureka-server.properties&lt;/em&gt;.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eurekaserverconfig#getawsaccess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eurekaserverconfig#getawsaccess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eurekaserverconfig#geteipbindrebindretr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eurekaserverconfig#geteipbindingretry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eurekaserverconfig#geteipbindingretry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eurekaserverconfig#shouldenableselfpreserv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eurekaserverconfig#getpeereurekanodesupdate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eurekaserverconfig#getexpectedclientrenewalinterval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pects a property with name: [eureka-namespace].remoteregionurlswithname and a value being a comma separated list of region name &amp; remote url pairs, separated with a `;`. &lt;br/&gt; so, if you wish to specify two regions with name region1 &amp; region2, the property value will be: &lt;pre&gt; eureka.remoteregionurlswithname=region1;http://region1host/eureka/v2,region2;http://region2host/eureka/v2 &lt;/pre&gt; the above property will result in the following map: &lt;pre&gt; region1-&gt;`http://region1host/eureka/v2` region2-&gt;`http://region2host/eureka/v2` &lt;/pre&gt; @return a map of region name to remote region url parsed from the property specified above. if there is no property available, then an empty map is return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zero out the current buck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utility class for getting a count in last x milliseconds. <text:s/>@author karthik ranganathan,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sampleinterval in milli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count in the last sample 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crements the count in the current sample 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utility class for exposing status information of an instance. <text:s/>@author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dd any application specific status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 the {@link statusinfo}. general information are automatically built here to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utput the amount of time that has elapsed since the given date in the format x days, xx:xx. <text:s/>@return a string representing the formatted interv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application level 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set the healthy flag if a threshold has been configu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enum that encapsulates all statistics monitored by eureka. <text:s/>&lt;p&gt; eureka monitoring is done using &lt;a href=`https://github.com/netflix/servo`&gt;servo&lt;/a&gt;. the users who wants to take advantage of the monitoring should read up on &lt;tt&gt;servo&lt;/tt&gt;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ncrement the counter for the given statist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crement the counter for the given statistic based on whether this is because of replication from other eureka servers or it is a eureka client initiated action. <text:s/>@param isreplication true if this a replication,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statistic name of this monitor. <text:s/>@return the statistic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zone specific statistic name of this monitor. applies only for aws cloud. <text:s/>@return the zone specific statistic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description of this statistic means. <text:s/>@return the description of this statistic mea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actual counter value for this statistic. <text:s/>@return the long value representing the number of times this statistic has occur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zone specific counter value for this statistic. this is application only for aws cloud environment. <text:s/>@return the long value representing the number of times this statistic has occur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 all statistics with &lt;tt&gt;servo&lt;/tt&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nregister all statistics from &lt;tt&gt;servo&lt;/tt&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sole purpose of this class is shutting down the {@code protected} executor of {@link statstim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trafficshaper} provides admission control policy prior to dispatching tasks to workers. it reacts to events coming via reprocess requests (transient failures, congestion), and delays the processing depending on this feedback.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upper bound on delay provided by configu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interface to be implemented by clients for task execution.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processed task/task list ends up in one of the following states: &lt;ul&gt; &lt;li&gt;{@code success} processing finished successfully&lt;/li&gt; &lt;li&gt;{@code transienterror} processing failed, but shall be retried later&lt;/li&gt; &lt;li&gt;{@code permanenterror} processing failed, and is non recoverable&lt;/li&gt; &lt;/ul&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 non-batched mode a single task is processed at a 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or batched mode a collection of tasks is run at a time. the result is provided for the aggregated result, and all tasks are handled in the same way according to what is returned (for example are rescheduled, if the error is trans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ee {@link taskdispatcher} for an overview.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ask dispatcher takes task from clients, and delegates their execution to a configurable number of workers. the task can be processed one at a time or in batches. only non-expired tasks are executed, and if a newer task with the same id is scheduled for execution, the old one is deleted. lazy dispatch of work (only on demand) to workers, guarantees that data are always up to date, and no stale task processing takes place. &lt;h3&gt;task processor&lt;/h3&gt; a client of this component must provide an implementation of {@link taskprocessor} interface, which will do the actual work of task processing. this implementation must be thread safe, as it is called concurrently by multiple threads. &lt;h3&gt;execution modes&lt;/h3&gt; to create non batched executor call {@link taskdispatchers#createnonbatchingtaskdispatcher(string, int, int, long, long, taskprocessor)} method. batched executor is created by {@link taskdispatchers#createbatchingtaskdispatcher(string, int, int, int, long, long, taskprocessor)}.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afe-guard, so we never exit this loop in an uncontrolled w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afe-guard, so we never exit this loop in an uncontrolled w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taskexecutors} instance holds a number of worker threads that cooperate with {@link acceptorexecutor}. each worker sends a job request to {@link acceptorexecutor} whenever it is available, and processes it once provided with a task(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f no worker is requesting data or there is a delay injected by the traffic shap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leep for some time to avoid tight loo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afe-guard, so we never exit this loop in an uncontrolled w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all queues are empty, block for a while on the acceptor que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active object with an internal thread accepting tasks from clients, and dispatching them to workers in a pull based manner. workers explicitly request an item or a batch of items whenever they are available. this guarantees that data to be processed are always up to date, and no stale data processing is done. <text:s/>&lt;h3&gt;task identification&lt;/h3&gt; each task passed for processing has a corresponding task id. this id is used to remove duplicates (replace older copies with newer ones). <text:s/>&lt;h3&gt;re-processing&lt;/h3&gt; if data processing by a worker failed, and the failure is transient in nature, the worker will put back the task(s) back to the {@link acceptorexecutor}. this data will be merged with current workload, possibly discarded if a newer version has been already received.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metric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enum to define the entity that is stored in this cache for this ke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ached information about applications. <text:s/>&lt;p&gt; if the cached information is not available it is generated on the first request. after the first request, the information is then updated periodically by a background thread. &lt;/p&gt; <text:s/>@param key the key for which the cached information needs to be obtained. @return payload which contains information about the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ompressed information about the applications. <text:s/>@param key the key for which the compressed cached information needs to be obtained. @return compressed payload which contains information about the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s a shutdown of this cache by stopping internal threads and unregistering servo monito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pplication information. <text:s/>@param appname the name of the application @param includeremoteregion true, if we need to include applications from remote regions as indicated by the region {@link java.net.url} by this property {@link com.netflix.eureka.eurekaserverconfig#getremoteregionurls()}, false otherwise @return the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nk instanceinfo} information. <text:s/>@param appname the application name for which the information is requested. @param id the unique identifier of the instance. @return the information about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nk instanceinfo} information. <text:s/>@param appname the application name for which the information is requested. @param id the unique identifier of the instance. @param includeremoteregions true, if we need to include applications from remote regions as indicated by the region {@link java.net.url} by this property {@link com.netflix.eureka.eurekaserverconfig#getremoteregionurls()}, false otherwise @return the information about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whether lease expiration is enabled. @return true if en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xme deprecated, here for backwards compatibil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ould not happen, but just in ca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ish creation of gzip f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class that is responsible for caching registry information that will be queried by the clients. <text:s/>&lt;p&gt; the cache is maintained in compressed and non-compressed form for three categories of requests - all applications, delta changes and for individual applications. the compressed form is probably the most efficient in terms of network traffic especially when querying all applications. <text:s/>the cache also maintains separate pay load for &lt;em&gt;json&lt;/em&gt; and &lt;em&gt;xml&lt;/em&gt; formats and for multiple versions too.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map holds mapping of keys without regions to a list of keys with region (provided by clients) since, during invalidation, triggered by a change in registry for local region, we do not know the regions requested by clients, we use this mapping to get all the keys with regions to be invalidated. if we do not do this, any cached user requests containing region keys will not be invalidated and will stick around till expiry. github issue: https://github.com/netflix/eureka/issues/118</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ached information about applications. <text:s/>&lt;p&gt; if the cached information is not available it is generated on the first request. after the first request, the information is then updated periodically by a background thread. &lt;/p&gt; <text:s/>@param key the key for which the cached information needs to be obtained. @return payload which contains information about the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compressed information about the applications. <text:s/>@param key the key for which the compressed cached information needs to be obtained. @return compressed payload which contains information about the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validate the cache of a particular application. <text:s/>@param appname the application name of the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validate the cache information given the list of keys. <text:s/>@param keys the list of keys for which the cache information needs to be invalid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version number of the cached data. <text:s/>@return teh version number of the cached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version number of the cached data with remote regions. <text:s/>@return teh version number of the cached data with remote reg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instance method {@link #getversiondelta()} <text:s/>gets the version number of the cached data. <text:s/>@return teh version number of the cached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instance method {@link #getversiondeltawithregions()} <text:s/>gets the version number of the cached data with remote regions. <text:s/>@return teh version number of the cached data with remote reg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number of items in the response cache. <text:s/>@return int value representing the number of items in response cac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payload in both compressed and uncompressed for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 pay load with both json and xml formats for all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 pay load with both json and xml formats for a given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te pay load for the given ke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class that stores payload in both compressed and uncompressed for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onotonically increasing generation counter to ensure stale threads do not reset registry to an older ver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ould we enable gzip decoding of responses based on response hea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pressed only if there exists a 'content-encoding' header whose value is `gz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nfigure new transport layer (candidate for injecting in the fu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mote region fet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 direct handof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xponential backoff bound</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delta is disabled or if it is the first time, get all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the delta to null so we don't use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re is a diff in number of instances for some reas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ill return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s all registry operations that needs to be done on a eureka service running in an other region. <text:s/>the primary operations include fetching registry information from remote region and fetching delta information on a periodic basis. <text:s/>todo: a lot of the networking code in this class can be replaced by newer code in {@link com.netflix.discovery.discoveryclien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if this registry is ready for serving data. @return true if ready,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etch the registry information from the remote region. @return true, if the fetch was successful,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pdates the delta information fetches from the eureka server into the local cache. <text:s/>@param delta the delta information received from eureka server in the last poll cyc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ose http response object and its respective resources. <text:s/>@param response the httpresponse ob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full registry information from the eureka server and stores it locally. <text:s/>@return the full registry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etch registry information from the remote region. @param delta - true, if the fetch needs to get deltas, false otherwise @return - response which has information about the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conciles the delta information fetched to see if the hashcodes match. <text:s/>@param delta - the delta information fetched previously for reconciliation. @param reconcilehashcode - the hashcode for comparison. @return - response @throws throw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ogs the total number of non-filtered instances stored local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first check if the instance is starting or down, then we check explicit overrid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n we see if our asg is up, then we check the status of a potentially existing lea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override some methods with aws specific use cases.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asgname is present- check for its 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is a rule that checks if the asg for an instance is enabled or not and if not then it brings the instance out_of_service. <text:s/>created by nikos michalakis on 7/14/1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plicationinstance is down or starting - believe that, but when the instance says up, question th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client instance sends starting or down (because of heartbeat failures), then we accept wh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client says. the same is the case with replica as we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out_of_service from the client or replica needs to be confirmed as well since the service may b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urrently in serv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rule matches if the instance is down or starting. <text:s/>created by nikos michalakis on 7/13/1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re are instance specific overrides, then they win - otherwise the asg 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rule checks to see if we have overrides for an instance and if we do then we return those. <text:s/>created by nikos michalakis on 7/13/1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et's build up and `cache` the rule name to be used by to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rule takes an ordered list of rules and returns the result of the first match or the result of the {@link alwaysmatchinstancestatusrule}. <text:s/>created by nikos michalakis on 7/13/1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rule matches always and returns the current status of the instance. <text:s/>created by nikos michalakis on 7/13/1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single rule that if matched it returns an instance status. the idea is to use an ordered list of such rules and pick the first result that matches. <text:s/>it is designed to be used by {@link abstractinstanceregistry#getoverriddeninstancestatus(instanceinfo, lease, boolean)} <text:s/>created by nikos michalakis on 7/13/1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tch this rule. <text:s/>@param instanceinfo the instance info whose status we care about. @param existinglease does the instance have an existing lease already? if so let's consider that. @param isreplication when overriding consider if we are under a replication mode from other servers. @return a result with whether we matched and what we propose the status to be overriden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es the rule mat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status computed by the ru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tainer for a result computed by an {@link instancestatusoverriderule}. <text:s/>created by nikos michalakis on 7/13/1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for backward compatibility until all applications have as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ames, otherwise while starting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client status may override status replicated from other serv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low server to have its way when the status is up or out_of_serv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rule matches if we have an existing lease for the instance that is up or out_of_service. <text:s/>created by nikos michalakis on 7/13/16.</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ircularqueues here for debugging/statistics purposes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server info u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ain the last dirty timestamp without overwriting it, if there is already a lea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a &gt; instead of a &gt;= because if the timestamps are equal, we still take the remote transmit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stanceinfo instead of the server local cop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lease does not exist and hence it is a new regist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ince the client wants to register it, increase the number of clients sending renew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where the initial state transfer of overridden status happe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the status based on the overridden status rul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lease is registered with up status, set lease service up 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ince the client wants to cancel it, reduce the number of clients to send renew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uchasgcache(instanceinfo.getasgnam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e might not have the overridden status if the server got restarted -this will help us maint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overridden state from the replic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might not have the overridden status if the server g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started -this will help us maintain the overridden 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rom the replic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ease is always created with its instance info ob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log statement is provided as a safeguard, in case this invariant is viol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rk service as up if nee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nac overridden 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it for transfer of overridden status to replica 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plica start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replication's dirty timestamp is more than the existing one, just upd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 to the replica'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ease is always created with its instance info ob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log statement is provided as a safeguard, in case this invariant is viol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replication's dirty timestamp is more than the existing one, just upd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 to the replica'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collect first all expired items, to evict them in random order. for large eviction se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we do not that, we might wipe out whole apps before self preservation kicks in. by randomizing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impact should be evenly distributed across all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compensate for gc pauses or drifting local time, we need to use current registry size as a base f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iggering self-preservation. without that we would wipe out full regis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ick a random item (knuth shuffle algorith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ehavior of falling back to remote region can be dis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global white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ull means all remote reg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lient app sett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clean this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validate cac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s all registry requests from eureka clients. <text:s/>&lt;p&gt; primary operations that are performed are the &lt;em&gt;registers&lt;/em&gt;, &lt;em&gt;renewals&lt;/em&gt;, &lt;em&gt;cancels&lt;/em&gt;, &lt;em&gt;expirations&lt;/em&gt;, and &lt;em&gt;status changes&lt;/em&gt;. the registry also stores only the delta operations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 new, empty instance regis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mpletely clear the regis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a new instance with a given duration. <text:s/>@see com.netflix.eureka.lease.leasemanager#register(java.lang.object, int, boole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ncels the registration of an instance. <text:s/>&lt;p&gt; this is normally invoked by a client when it shuts down informing the server to remove the instance from traffic. &lt;/p&gt; <text:s/>@param appname the application name of the application. @param id the unique identifier of the instance. @param isreplication true if this is a replication event from other nodes, false otherwise. @return true if the instance was removed from the {@link abstractinstanceregistry} successfully,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cancel(string, string, boolean)} method is overridden by {@link peerawareinstanceregistry}, so each cancel request is replicated to the peers. this is however not desired for expires which would be counted in the remote peers as valid cancellations, so self preservation mode would not kick-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rks the given instance of the given app name as renewed, and also marks whether it originated from replication. <text:s/>@see com.netflix.eureka.lease.leasemanager#renew(java.lang.string, java.lang.string, boole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this is expensive, try not to use. see if you can use {@link #storeoverriddenstatusifrequired(string, string, instancestatus)} instead. <text:s/>stores overridden status if it is not already there. this happens during a reconciliation process during renewal requests. <text:s/>@param id the unique identifier of the instance. @param overriddenstatus overridden status if an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tores overridden status if it is not already there. this happens during a reconciliation process during renewal requests. <text:s/>@param appname the application name of the instance. @param id the unique identifier of the instance. @param overriddenstatus overridden status if an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pdates the status of an instance. normally happens to put an instance between {@link instancestatus#out_of_service} and {@link instancestatus#up} to put the instance in and out of traffic. <text:s/>@param appname the application name of the instance. @param id the unique identifier of the instance. @param newstatus the new {@link instancestatus}. @param lastdirtytimestamp last timestamp when this instance information was updated. @param isreplication true if this is a replication event from other nodes, false otherwise. @return true if the status was successfully updat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s status override for a give instance. <text:s/>@param appname the application name of the instance. @param id the unique identifier of the instance. @param newstatus the new {@link instancestatus}. @param lastdirtytimestamp last timestamp when this instance information was updated. @param isreplication true if this is a replication event from other nodes, false otherwise. @return true if the status was successfully updat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victs everything in the instance registry that has expired, if expiry is enabled. <text:s/>@see com.netflix.eureka.lease.leasemanager#evi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given app that is in this instance only, falling back to other regions transparently only if specified in this client configuration. <text:s/>@param appname the application name of the application @return the application <text:s/>@see com.netflix.discovery.shared.lookupservice#getapplication(java.lang.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pplication information. <text:s/>@param appname the name of the application @param includeremoteregion true, if we need to include applications from remote regions as indicated by the region {@link url} by this property {@link eurekaserverconfig#getremoteregionurls()}, false otherwise @return the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ll applications in this instance registry, falling back to other regions if allowed in the eureka config. <text:s/>@return the list of all known applications <text:s/>@see com.netflix.discovery.shared.lookupservice#get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pplications including instances from all remote regions. &lt;br/&gt; same as calling {@link #getapplicationsfrommultipleregions(string[])} with a &lt;code&gt;null&lt;/code&gt; argum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pplications including instances from local region only. &lt;br/&gt; same as calling {@link #getapplicationsfrommultipleregions(string[])} with an empty arr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method will return applications with instances from all passed remote regions as well as the current region. thus, this gives a union view of instances from multiple regions. &lt;br/&gt; the application instances for which this union will be done can be restricted to the names returned by {@link eurekaserverconfig#getremoteregionappwhitelist(string)} for every region. in case, there is no whitelist defined for a region, this method will also look for a global whitelist by passing &lt;code&gt;null&lt;/code&gt; to the method {@link eurekaserverconfig#getremoteregionappwhitelist(string)} &lt;br/&gt; if you are not selectively requesting for a remote region, use {@link #getapplicationsfromallremoteregions()} or {@link #getapplicationsfromlocalregiononly()} <text:s/>@param remoteregions the remote regions for which the instances are to be queried. the instances may be limited by a whitelist as explained above. if &lt;code&gt;null&lt;/code&gt; or empty no remote regions are included. <text:s/>@return the applications with instances from the passed remote regions as well as local region. the instances from remote regions can be only for certain whitelisted apps as explained abov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registry information about all {@link applications}. <text:s/>@param includeremoteregion true, if we need to include applications from remote regions as indicated by the region {@link url} by this property {@link eurekaserverconfig#getremoteregionurls()}, false otherwise @return applications <text:s/>@deprecated use {@link #getapplicationsfrommultipleregions(string[])} instead. this method has a flawed behavior of transparently falling back to a remote region if no instances for an app is available locally. the new behavior is to explicitly specify if you need a remote reg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registry information about the delta changes. the deltas are cached for a window specified by {@link eurekaserverconfig#getretentiontimeinmsindeltaqueue()}. subsequent requests for delta information may return the same information and client must make sure this does not adversely affect them. <text:s/>@return all application deltas. @deprecated use {@link #getapplicationdeltasfrommultipleregions(string[])} instead. this method has a flawed behavior of transparently falling back to a remote region if no instances for an app is available locally. the new behavior is to explicitly specify if you need a remote reg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application delta also including instances from the passed remote regions, with the instances from the local region. &lt;br/&gt; <text:s/>the remote regions from where the instances will be chosen can further be restricted if this application does not appear in the whitelist specified for the region as returned by {@link eurekaserverconfig#getremoteregionappwhitelist(string)} for a region. in case, there is no whitelist defined for a region, this method will also look for a global whitelist by passing &lt;code&gt;null&lt;/code&gt; to the method {@link eurekaserverconfig#getremoteregionappwhitelist(string)} &lt;br/&gt; <text:s/>@param remoteregions the remote regions for which the instances are to be queried. the instances may be limited by a whitelist as explained above. if &lt;code&gt;null&lt;/code&gt; all remote regions are included. if empty list then no remote region is included. <text:s/>@return the delta with instances from the passed remote regions as well as local region. the instances from remote regions can be further be restricted as explained above. &lt;code&gt;null&lt;/code&gt; if the application does not exist locally or in remote reg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nk instanceinfo} information. <text:s/>@param appname the application name for which the information is requested. @param id the unique identifier of the instance. @return the information about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nk instanceinfo} information. <text:s/>@param appname the application name for which the information is requested. @param id the unique identifier of the instance. @param includeremoteregions true, if we need to include applications from remote regions as indicated by the region {@link url} by this property {@link eurekaserverconfig#getremoteregionurls()}, false otherwise @return the information about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try {@link #getinstancebyappandid(string, string)} instead. <text:s/>get all instances by id, including automatically asking other regions if the id is unknown. <text:s/>@see com.netflix.discovery.shared.lookupservice#getinstancesbyid(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try {@link #getinstancebyappandid(string, string, boolean)} instead. <text:s/>get the list of instances by its unique id. <text:s/>@param id the unique id of the instance @param includeremoteregions true, if we need to include applications from remote regions as indicated by the region {@link url} by this property {@link eurekaserverconfig#getremoteregionurls()}, false otherwise @return list of instanceinfo objec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vo route; do not call. <text:s/>@return servo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hreshold for the renewals per minute. <text:s/>@return the integer representing the threshold for the renewals per minu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n instances that are most recently registered. <text:s/>@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n instances that have most recently canceled. <text:s/>@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 all cleanup and shutdown oper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 * compute a compensation time defined as the actual time this task was executed since the prev iteration, vs the configured amount of time for execution. this is useful for cases where changes in time (due to clock skew or gc for example) causes the actual eviction task to execute later than the desired time according to the configured cyc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 * @return the rule that will process the instance status overri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opulates the registry information from a peer eureka node. this operation fails over to other nodes until the list is exhausted if the communication fai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to see if the registry access is allowed or the server is in a situation where it does not all getting registry information. the server does not return registry information for a period specified in {@link com.netflix.eureka.eurekaserverconfig#getwaittimeinmswhensyncempty()}, if it cannot get the registry information from the peer eureka nodes at start up. <text:s/>@return false - if the instances count from a replica transfer returned zero and if the wait time has not elapsed, otherwise returns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first check if the instance is starting or down, then we check explicit overrid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n we check the status of a potentially existing lea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py entire entry from neighboring ds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newals happen every 30 seconds and for a minute it should be a factor of 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lease is expired - do not worry about prim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try to contact the eureka nodes that are in this instance's registry - becau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other instances may be legitimately dow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is is replicated from an other node, do not try to replicate ag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self preservation mode is disabled, hence allowing the instances to expi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uto-generated method stub</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threshold only if the threshold is greater than t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urrent expected threshold or if self preservation is dis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be null for dev environments in non-aws data cen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in the same region as server, then consider it register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verything non-amazon is registr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it is a replication already, do not replicate again as this will create a poison re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url represents this host, do not replicate to yoursel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andles replication of all operations to {@link abstractinstanceregistry} to peer &lt;em&gt;eureka&lt;/em&gt; nodes to keep them all in sync. <text:s/>&lt;p&gt; primary operations that are replicated are the &lt;em&gt;registers,renewals,cancels,expirations and status changes&lt;/em&gt; &lt;/p&gt; <text:s/>&lt;p&gt; when the eureka server starts up it tries to fetch all the registry information from the peer eureka nodes.if for some reason this operation fails, the server does not allow the user to get the registry information for a period specified in {@link com.netflix.eureka.eurekaserverconfig#getwaittimeinmswhensyncempty()}. &lt;/p&gt; <text:s/>&lt;p&gt; one important thing to note about &lt;em&gt;renewals&lt;/em&gt;.if the renewal drops more than the specified threshold as specified in {@link com.netflix.eureka.eurekaserverconfig#getrenewalpercentthreshold()} within a period of {@link com.netflix.eureka.eurekaserverconfig#getrenewalthresholdupdateintervalms()}, eureka perceives this as a danger and stops expiring instances.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erform all cleanup and shutdown oper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chedule the task that updates &lt;em&gt;renewal threshold&lt;/em&gt; periodically. the renewal threshold would be used to determine if the renewals drop dramatically because of network partition and to protect expiring too many instances at a ti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opulates the registry information from a peer eureka node. this operation fails over to other nodes until the list is exhausted if the communication fai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rime connections for aws replicas. &lt;p&gt; sometimes when the eureka servers comes up, aws firewall may not allow the network connections immediately. this will cause the outbound connections to fail, but the inbound connections continue to work. what this means is the clients would have switched to this node (after eip binding) and so the other eureka nodes will expire all instances that have been switched because of the lack of outgoing heartbeats from this instance. &lt;/p&gt; &lt;p&gt; the best protection in this scenario is to block and wait until we are able to ping all eureka nodes successfully atleast once. until then we won't open up the traffic. &lt;/p&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to see if the registry access is allowed or the server is in a situation where it does not all getting registry information. the server does not return registry information for a period specified in {@link eurekaserverconfig#getwaittimeinmswhensyncempty()}, if it cannot get the registry information from the peer eureka nodes at start up. <text:s/>@return false - if the instances count from a replica transfer returned zero and if the wait time has not elapsed, otherwise returns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link com.netflix.eureka.cluster.peereurekanodes#getpeereurekanodes()} directly. <text:s/>gets the list of peer eureka nodes which is the list to replicate information to. <text:s/>@return the list of replica nod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registry.instanceregistry#cancel(java.lang.string, java.lang.string, long, boole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s the information about the {@link instanceinfo} and replicates this information to all peer eureka nodes. if this is replication event from other replica nodes then it is not replicated. <text:s/>@param info the {@link instanceinfo} to be registered and replicated. @param isreplication true if this is a replication event from other replica nodes,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registry.instanceregistry#renew(java.lang.string, java.lang.string, long, boole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eureka.registry.instanceregistry#statusupdate(java.lang.string, java.lang.string, com.netflix.appinfo.instanceinfo.instancestatus, java.lang.string, boole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plicate the &lt;em&gt;asg status&lt;/em&gt; updates to peer eureka nodes. if this event is a replication from other nodes, then it is not replicated to other nodes. <text:s/>@param asgname the asg name for which the status needs to be replicated. @param newstatus the {@link asgstatus} information that needs to be replicated. @param isreplication true if this is a replication event from other nodes,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to see if the self-preservation mode is enabled. <text:s/>&lt;p&gt; the self-preservation mode is enabled if the expected number of renewals per minute {@link #getnumofrenewsinlastmin()} is lesser than the expected threshold which is determined by {@link #getnumofrenewsperminthreshold()} . eureka perceives this as a danger and stops expiring instances as this is most likely because of a network event. the mode is disabled only when the renewals get back to above the threshold or if the flag {@link eurekaserverconfig#shouldenableselfpreservation()} is set to false. &lt;/p&gt; <text:s/>@return true if the self-preservation mode is enabl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pdates the &lt;em&gt;renewal threshold&lt;/em&gt; based on the current number of renewals. the threshold is a percentage as specified in {@link eurekaserverconfig#getrenewalpercentthreshold()} of renewals received per minute {@link #getnumofrenewsinlastm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all {@link applications} from the registry in sorted lexical order of {@link application#getname()}. <text:s/>@return the list of {@link applications} in lexical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umber of &lt;em&gt;renewals&lt;/em&gt; in the last minute. <text:s/>@return a long value representing the number of &lt;em&gt;renewals&lt;/em&gt; in the last minu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the number of renewals is lesser than threshold. <text:s/>@return 0 if the renewals are greater than threshold, 1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if an instance is registerable in this region. instances from other regions are rejected. <text:s/>@param instanceinfo <text:s/>th instance info information of the instance @return true, if it can be registered in this server,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plicates all eureka actions to peer eureka nodes except for replication traffic to this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optional <text:s/>optional * replicates all instance changes to peer eureka nodes except for replication traffic to this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plicates all asg status changes to peer eureka nodes except for replication traffic to this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ureka metric names consist of three parts [source].[component].[detailed name]: &lt;ul&gt; &lt;li&gt;source - fixed to eurekaserver (and eurekaclient on the client side)&lt;/li&gt; &lt;li&gt;component - eureka component, like rest layer, replication, etc&lt;/li&gt; &lt;li&gt;detailed name - a detailed metric name explaining its purpose&lt;/li&gt; &lt;/ul&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static holder for the server context for use in non-di cases.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table-cell table:formula="of:=SUMPRODUCT([.D2:.D2000]=&quot;TRUE POSITIVE&quot;)" office:value-type="float" office:value="1295" calcext:value-type="float">
            <text:p>1295</text:p>
          </table:table-cell>
          <table:table-cell office:value-type="string" calcext:value-type="string">
            <text:p>TRUE POSITIVE</text:p>
          </table:table-cell>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table-cell table:formula="of:=SUMPRODUCT([.D2:.D2000]=&quot;FALSE POSITIVE&quot;)" office:value-type="float" office:value="0" calcext:value-type="float">
            <text:p>0</text:p>
          </table:table-cell>
          <table:table-cell office:value-type="string" calcext:value-type="string">
            <text:p>FALSE POSITIVE</text:p>
          </table:table-cell>
        </table:table-row>
        <table:table-row table:style-name="ro1">
          <table:table-cell office:value-type="string" calcext:value-type="string">
            <text:p>multi_line</text:p>
          </table:table-cell>
          <table:table-cell office:value-type="string" calcext:value-type="string">
            <text:p>{@link eurekahttpclient} for remote region replication.</text:p>
          </table:table-cell>
          <table:table-cell office:value-type="string" calcext:value-type="string">
            <text:p>RELEVANT</text:p>
          </table:table-cell>
          <table:table-cell office:value-type="string" calcext:value-type="string">
            <text:p>TRUE POSITIVE</text:p>
          </table:table-cell>
          <table:table-cell/>
          <table:table-cell table:formula="of:=SUMPRODUCT([.D2:.D2000]=&quot;TRUE NEGATIVE&quot;)" office:value-type="float" office:value="358" calcext:value-type="float">
            <text:p>358</text:p>
          </table:table-cell>
          <table:table-cell office:value-type="string" calcext:value-type="string">
            <text:p>TRUE NEGATIVE</text:p>
          </table:table-cell>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table-cell table:formula="of:=SUMPRODUCT([.D2:.D2000]=&quot;FALSE NEGATIVE&quot;)" office:value-type="float" office:value="16" calcext:value-type="float">
            <text:p>16</text:p>
          </table:table-cell>
          <table:table-cell office:value-type="string" calcext:value-type="string">
            <text:p>FALSE NEGATIVE</text:p>
          </table:table-cell>
        </table:table-row>
        <table:table-row table:style-name="ro1">
          <table:table-cell office:value-type="string" calcext:value-type="string">
            <text:p>multi_line</text:p>
          </table:table-cell>
          <table:table-cell office:value-type="string" calcext:value-type="string">
            <text:p>compared to regular heartbeat, in the replication channel the server may return a more up to date instance cop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gzip content encoding sup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ways enable client identity hea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ry and interfa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erver bind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ry and interfa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ilter(`/*`).through(ratelimitingfilter.class); <text:s/>enable if nee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st</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py registry from neighboring eureka n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er all monitoring statistic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 compatibil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lazy initialization</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luster connectivity</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ration</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ry fet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up config in advance, used in initialize conver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up config in advance, used in initialize conver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junit rule for discovery client + collection of static methods for setting it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 pass application list to the constructor, as it does not initialize properly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ata struc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instanceid to false to generate older instanceinfo types that does not use instanceid field for instance 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est data generator.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tool for running diagnostic tasks against a discovery server. currently limited to observing of consistency of delta update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llection of functions operating on {@link applications} and {@link application} data structures. <text:s/>@author tomasz bak @deprecated use instead {@link eurekaentityfunctions}</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hea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epare body, if an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status and body leng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nd bod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ttp server with eureka compatible rest api that delegates client request to the provided {@link eurekahttpclient} implementation. it is very lightweight implementation that can be used in unit test without incurring to much overhead.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luster management rel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plication logic rel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kip to the requested inde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llection of functions to create different kinds of configuration/data.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 good practice is to register as starting and only change status to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fter the service is ready to receive traff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w we change our status to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d from my registered 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y vip address to listen 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example service (that can be initialized in a variety of ways) that registers with eureka and listens for rest calls on port 800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default impl of eurekainstanceconfig is cloudinstanceconfig, which we only want in an aw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nvironment. here we override that by binding mydatacenterinstanceconfig to eurekainstanceconfi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iscoveryclient optional bindings) bind the optional event b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ind(eventbus.class).to(eventbusimpl.class).in(scopes.singlet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ample eureka service that registers with eureka to receive and process requests, using eurekamodu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itialize the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the vip address for the example service to talk to as defined in conf/sample-eureka-service.propert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reate the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 the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hutdown the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ample eureka client that discovers the example service using eureka and sends requests. <text:s/>in this example, the program tries to get the example from the eurekaclient, and then makes a rest call to a supported service endpoi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stop calls shutdown on eureka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ample eureka service that registers with eureka to receive and process requests. this example just receives one request and exits once it receives the request after processing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jersey2 implementation of peereurekanodes that uses the jersey2 replication client @author matt nelso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jersey2 binder for the eurekaservercontext. replaces the guicefilter in the server war web.xml @author matt nelso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nheritdo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ersey2 refuses to handle put with no bod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mpared to regular heartbeat, in the replication channel the server may return a more up to date instance cop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jersey2 eureka server bootstrapper @author matt nelso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eed to eagerly initial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verride these in additional modules if necessary with modules.overri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the self instanceinfo used for registration purpo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ersey2 support bind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jersey2 implementation of discoveryclientoptionalargs that supports supplying {@link clientrequestfil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version of jersey2 {@link com.netflix.discovery.shared.transport.eurekahttpclient} to be used by applications.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mmon properties to all cli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 we do it better, without fil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gzip content encoding sup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ways enable client identity hea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isable json autodiscovery, since json (de)serialization is provided by discoveryjerseyprovi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disable json autodiscovery, since json (de)serialization is provided by discoveryjerseyprovi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xecute the connection cleaner one final time during shutdow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getsingletons().add(discoveryjerseyprovi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mon properties to all cli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pin a client to specific server in case redirect happens, we handle redirects di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discoveryclient.makeremotecall metho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ue to bug in apache client, user name/password must always be 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therwise proxy configuration 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lean up resour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ersey2 does not read credentials from the uri. we extract it here and enable authentication fea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ersey2 refuses to handle put with no bod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ersey2 refuses to handle put with no bod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lean up resour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how to use: - install this module to access all eureka client functionality. <text:s/>custom config namespace may be registered as follows: &lt;code&gt; injectorbuilder.frommodules(new eurekaclientmodule() { protected void configureeureka() { bindeurekainstanceconfignamespace().toinstance(`namespaceformyinstanceconfig`); bindeurekaclientconfignamespace().toinstance(`namespaceformyclientandtransportconfig`); } }).createinjector() &lt;/code&gt; <text:s/>this module support the binding of a custom {@link eurekainstanceconfigfactory} to supply your own way of providing a config for the creation of an {@link com.netflix.appinfo.instanceinfo} used for eureka registration. <text:s/>custom {@link eurekainstanceconfigfactory} may be registered as follows: &lt;code&gt; injectorbuilder.frommodules(new eurekaclientmodule() { protected void configureeureka() { bindeurekainstanceconfigfactory().to(myeurekainstanceconfigfactory.class); } }).createinjector() &lt;/code&gt; <text:s/>note that this module is not compatible with the archaius1 based {@link com.netflix.discovery.guice.eurekamodule}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quire binding for config from archaius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 to the jersey1 discovery client optional ar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ed this internal class to ensure config file loading happe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internal only module to help with config loading with prefixes, due to the fact archaius2 config's getprefixedview() has odd behaviour when config substitution gets involved.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pied from compositeinstanceconfigfactory.g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reate the amazoninfoconfig before we can determine if we are in ec2, as we want to use the amazoninfoconfig f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at determination. this is just the config however so is cheap to do and does not have side effec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move this when discoverymanager is finally no longer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est effort try to determine if we are in ec2 by trying to read the instanceid from metadata ur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factory for {@link com.netflix.appinfo.eurekainstanceconfig} that can provide either {@link com.netflix.appinfo.ec2eurekaarchaius2instanceconfig} or {@link com.netflix.appinfo.eurekaarchaius2instanceconfig} based on some selection strategy. <text:s/>if no config based override is applied, this factory will automatically detect whether the current deployment environment is ec2 or not, and create the appropriate config instances. <text:s/>setting the property &lt;b&gt;eureka.instancedeploymentenvironment=ec2&lt;/b&gt; will force the instantiation of {@link com.netflix.appinfo.ec2eurekaarchaius2instanceconfig}, regardless of what the automatic environment detection says. <text:s/>setting the property &lt;b&gt;eureka.instancedeploymentenvironment={a non-null, non-ec2 string}&lt;/b&gt; will force the instantiation of {@link com.netflix.appinfo.eurekaarchaius2instanceconfig}, regardless of what the automatic environment detection says. <text:s/>why define the {@link com.netflix.appinfo.providers.eurekainstanceconfigfactory} instead of using {@link javax.inject.provider} instead? provider does not work due to the fact that guice treats providers specially. <text:s/>@author david liu</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equivalent {@link javax.inject.provider} interface for {@link com.netflix.appinfo.eurekainstanceconfig}. <text:s/>why define this {@link com.netflix.appinfo.providers.eurekainstanceconfigfactory} instead of using {@link javax.inject.provider} instead? provider does not work due to the fact that guice treats providers specially.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add the metadata if the value is pres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this method invocation data center info will be refres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hen running in ec2 add the following override binding. <text:s/>bind(eurekainstanceconfig.class).to(karyonec2eurekainstanceconfig.class); <text:s text:c="2"/>@author elanda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 <text:s/>visible for testing * @deprecated 2016-09-07 <text:s/>refresh instance info - currently only used when in aws cloud as a public ip can change whenever an eip is associated or dissoci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interface that contains a contract of mapping availability zone to region mapping. an implementation will always know before hand which zone to region mapping will be queried from the mapper, this will aid caching of this information before hand. <text:s/>@author nitesh kan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region for the passed availability zone. <text:s/>@param availabilityzone availability zone for which the region is to be retrieved. <text:s/>@return the region for the passed zo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pdate the regions that this mapper knows about. <text:s/>@param regionstofetch regions to fetch. this should be the super set of all regions that this mapper should kno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pdates the mappings it has if they depend on an external sour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ind the hashcode of the instance hostname and use it to find an en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d then arrange the rest of the entries after this en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get zone-specific dns names for the given region so that we can get 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list of available zon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rrange the zones with the instance zone fir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w get the eureka urls for all the zones in the order and return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rrange the list to distribute the load in case of multiple serv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rrange the fail over server list to distribute the lo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xme this is no valid for vp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class contains some of the utility functions previously found in discoveryclient, but should be elsewhere. it *does not yet* clean up the moved co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all eureka service urls for the eureka client to talk to. <text:s/>@param clientconfig the clientconfig to use @param zone the zone in which the client resides @param randomizer a randomizer to randomized returned urls, if loading from dns <text:s/>@return the list of all eureka service urls for the eureka client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all eureka service urls from dns for the eureka client to talk to. the client picks up the service url from its zone and then fails over to other zones randomly. if there are multiple servers in the same zone, the client once again picks one randomly. this way the traffic will be distributed in the case of failures. <text:s/>@param clientconfig the clientconfig to use @param instancezone the zone in which the client resides. @param prefersamezone true if we have to prefer the same zone as the client, false otherwise. @param randomizer a randomizer to randomized returned urls <text:s/>@return the list of all eureka service urls for the eureka client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all eureka service urls from properties file for the eureka client to talk to. <text:s/>@param clientconfig the clientconfig to use @param instancezone the zone in which the client resides @param prefersamezone true if we have to prefer the same zone as the client, false otherwise @return the list of all eureka service urls for the eureka client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all eureka service urls from properties file for the eureka client to talk to. <text:s/>@param clientconfig the clientconfig to use @param instancezone the zone in which the client resides @param prefersamezone true if we have to prefer the same zone as the client, false otherwise @return an (ordered) map of zone -&gt; list of urls mappings, with the preferred zone first in iteration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st of ec2 urls given the zone name. <text:s/>@param dnsname the dns name of the zone-specific cname @param type cname or eip that needs to be retrieved @return the list of ec2 urls associated with the dns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zone based cnames that are bound to a region. <text:s/>@param region - the region for which the zone names need to be retrieved @return - the list of cnames from which the zone-related information can be retrie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region that this particular instance is in. <text:s/>@return - the region in which the particular instance belongs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zone to pick up for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oad up the dns jndi context provi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solve host name to the bottom a-record or the latest available cname <text:s/>@return resolved host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ook into a-record at a specific dns address. <text:s/>@return resolved ip addresses or null if no a-record was pres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ooks up the dns name provided in the jndi 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mpatible splited txt record of `host1 host2 host3` but not `host1` `host2` `host3`. some dns service provider support txt value only format `host1 host2 host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ed to eagerly initial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verride these in additional modules if necessary with modules.overrid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the self instanceinfo used for registration purpo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 to the jersey1 discovery client optional ar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t;t&gt; the type for client supplied filters (supports jersey1 and jersey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simple contract for &lt;em&gt;eureka&lt;/em&gt; clients to fallback for getting registry information in case eureka clients are unable to retrieve this information from any of the &lt;em&gt;eureka&lt;/em&gt; servers. <text:s/>&lt;p&gt; this is normally not required, but for applications that cannot exist without the registry information it can provide some additional reslience.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ureka metric names consist of three parts [source].[component].[detailed name]: &lt;ul&gt; &lt;li&gt;source - fixed to eurekaclient (and eurekaserver on the server side)&lt;/li&gt; &lt;li&gt;component - eureka component, like registry cache&lt;/li&gt; &lt;li&gt;detailed name - a detailed metric name explaining its purpose&lt;/li&gt; &lt;/ul&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rker interface for eureka events <text:s/>@see {@link eurekaeventlisten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move this when discoverymanager is finally no longer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provider is necessary because the namespace is optional. @author elanda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nitesh kan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nitialize the counters and regis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lock until done or time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supervisor task that schedules subtasks while enforce a timeout. wrapped subtasks must be thread safe. <text:s/>@author david qiang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xml support is maintained for legacy/custom clients. these codecs are used only on the server side only, whi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ureka client is using json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issue: https:github.com/netflix/eureka/issues/72 on why we catch error 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xml codec may not be avail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custom provider implementation for jersey that dispatches to the implementation that serializes/deserializes objects sent to and from eureka server.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 public class discoveryjerseyprovider implements messagebodywriter&lt;object&gt;, messagebodyreader&lt;object&gt; { private static final logger logger = loggerfactory.getlogger(discoveryjerseyprovider.class); <text:s/>private final encoderwrapper jsonencoder; private final decoderwrapper jsondecoder; <text:s/>// xml support is maintained for legacy/custom clients. these codecs are used only on the server side only, while // eureka client is using json only. private final encoderwrapper xmlencoder; private final decoderwrapper xmldecoder; <text:s/>public discoveryjerseyprovider() { this(null, null); } <text:s/>public discoveryjerseyprovider(encoderwrapper jsonencoder, decoderwrapper jsondecoder) { this.jsonencoder = jsonencoder == null ? codecwrappers.getencoder(legacyjacksonjson.class) : jsonencoder; this.jsondecoder = jsondecoder == null ? codecwrappers.getdecoder(legacyjacksonjson.class) : jsondecoder; logger.info(`using json encoding codec {}`, this.jsonencoder.codecname()); logger.info(`using json decoding codec {}`, this.jsondecoder.codecname()); <text:s/>if (jsonencoder instanceof codecwrappers.jacksonjsonmini) { throw new unsupportedoperationexception(`encoder: ` + jsonencoder.codecname() + `is not supported for the client`); } <text:s/>this.xmlencoder = codecwrappers.getencoder(codecwrappers.xstreamxml.class); this.xmldecoder = codecwrappers.getdecoder(codecwrappers.xstreamxml.class); <text:s/>logger.info(`using xml encoding codec {}`, this.xmlencoder.codecname()); logger.info(`using xml decoding codec {}`, this.xmldecoder.codecname()); } <text:s/>@override public boolean isreadable(class serializableclass, type type, annotation[] annotations, mediatype mediatype) { return issupportedmediatype(mediatype) &amp;&amp; issupportedcharset(mediatype) &amp;&amp; issupportedentity(serializableclass); } <text:s/>@override public object readfrom(class serializableclass, type type, annotation[] annotations, mediatype mediatype, multivaluedmap headers, inputstream inputstream) throws ioexception { decoderwrapper decoder; if (mediatype.media_type_wildcard.equals(mediatype.getsubtype())) { decoder = xmldecoder; } else if (`json`.equalsignorecase(mediatype.getsubtype())) { decoder = jsondecoder; } else { decoder = xmldecoder; // default } <text:s/>try { return decoder.decode(inputstream, serializableclass); } catch (throwable e) { if (e instanceof error) { // see issue: https://github.com/netflix/eureka/issues/72 on why we catch error here. closeinputonerror(inputstream); throw new webapplicationexception(e, createerrorreply(500, e, mediatype)); } logger.debug(`cannot parse request body`, e); throw new webapplicationexception(e, createerrorreply(400, `cannot parse request body`, mediatype)); } } <text:s/>@override public long getsize(object serializableobject, class serializableclass, type type, annotation[] annotations, mediatype mediatype) { return -1; } <text:s/>@override public boolean iswriteable(class serializableclass, type type, annotation[] annotations, mediatype mediatype) { return issupportedmediatype(mediatype) &amp;&amp; issupportedentity(serializableclass); } <text:s/>@override public void writeto(object serializableobject, class serializableclass, type type, annotation[] annotations, mediatype mediatype, multivaluedmap headers, outputstream outputstream) throws ioexception, webapplicationexception { encoderwrapper encoder = `json`.equalsignorecase(mediatype.getsubtype()) ? jsonencoder : xmlencoder; <text:s/>// xml codec may not be available if (encoder == null) { throw new webapplicationexception(createerrorreply(400, `no codec available to serialize content type ` + mediatype, mediatype)); } <text:s/>encoder.encode(serializableobject, outputstream); } <text:s/>private boolean issupportedmediatype(mediatype mediatype) { if (mediatype.application_json_type.iscompatible(mediatype)) { return true; } if (mediatype.application_xml_type.iscompatible(mediatype)) { return xmldecoder != null; } return false; } <text:s text:c="2"/>as content is cached, we expect both ends use utf-8 always. if no content charset encoding is explicitly defined, utf-8 is assumed as a default. as legacy clients may use iso 8859-1 we accept it as well, although result may be unspecified if characters out of ascii 0-127 range ar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for the {@link serializer} annotation for the given class. <text:s/>@param entitytype the class to be serialized/deserialized. @return true if the annotation is present,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annotation that helps in specifying the custom serializer/de-serialization implementation for jersey. <text:s/>&lt;p&gt; once the annotation is specified, a custom jersey provider invokes an instance of the class specified as the value and dispatches all objects that needs to be serialized/de-serialized to handle them as and only when it is responsible for handling those.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contract for dispatching to a custom serialization/de-serialization mechanism from jersey.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o region == loca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nitesh kan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must set the initial 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ingleton that manages the state of @upstatus/@downstatus supplier&lt;boolean&gt; and emits status changes to @upstatus observable&lt;boolean&gt;. <text:s/>@author elanda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client the eurekaclient @param eventbus the eventbus to publish eureka status change ev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get the current instance 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itialize application 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eurekamodule and di. <text:s/>&lt;tt&gt;discovery manager&lt;/tt&gt; configures &lt;tt&gt;discovery client&lt;/tt&gt; based on the properties specified. <text:s/>&lt;p&gt; the configuration file is searched for in the classpath with the name specified by the property &lt;em&gt;eureka.client.props&lt;/em&gt; and with the suffix &lt;em&gt;.properties&lt;/em&gt;. if the property is not specified, &lt;em&gt;eureka-client.properties&lt;/em&gt; is assumed as the defaul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nitializes the &lt;tt&gt;discovery client&lt;/tt&gt; with the given configuration. <text:s/>@param config the instance info configuration that will be used for registration with eureka. @param eurekaconfig the eureka client configuration of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ts down the &lt;tt&gt;discovery client&lt;/tt&gt; which unregisters the information about this instance from the &lt;tt&gt;discovery server&lt;/tt&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link #geteurekaclient()} <text:s/>get the {@link discoveryclient}. @return the client that is used to talk to eurek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ink eurekaclient} implementation. @return the client that is used to talk to eurek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instance of {@link eurekaclientconfig} this instance was initialized with. @return the instance of {@link eurekaclientconfig} this instance was initialized wi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instance of {@link eurekainstanceconfig} this instance was initialized with. @return the instance of {@link eurekainstanceconfig} this instance was initialized wi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default implementation of eureka client configuration as required by {@link eurekaclientconfig}. <text:s/>&lt;p&gt; the information required for configuring eureka client is provided in a configuration file.the configuration file is searched for in the classpath with the name specified by the property &lt;em&gt;eureka.client.props&lt;/em&gt; and with the suffix &lt;em&gt;.properties&lt;/em&gt;. if the property is not specified, &lt;em&gt;eureka-client.properties&lt;/em&gt; is assumed as the default.the properties that are looked up uses the &lt;em&gt;namespace&lt;/em&gt; passed on to this class. &lt;/p&gt; <text:s/>&lt;p&gt; if the &lt;em&gt;eureka.environment&lt;/em&gt; property is specified, additionally &lt;em&gt;eureka-client-&lt;eureka.environment&gt;.properties&lt;/em&gt; is loaded in addition to &lt;em&gt;eureka-client.properties&lt;/em&gt;.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2016-08-29 use {@link com.netflix.discovery.commonconstants#default_config_namesp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registryfetchintervalseconds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 getinstanceinforeplicationinterval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nspollinterval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proxyho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proxy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shouldgzipcont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sserverreadtime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sserverconnecttime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backupregistryimp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sservertotalmaxconnec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sserverconnectionsperho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sserverurl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sserver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sserverdom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shouldused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discoveryregistrationen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shouldunregisteronshutdow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shouldprefersamezone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shouldlogdeltadif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shoulddisable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reg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availabilityzon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eurekaserverserviceur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shouldfilteronlyupinstan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eurekaconnectionidletime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registryrefreshsinglevip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heartbeatexecutorthreadpool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eurekaclientconfig#getcacherefreshexecutorthreadpool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event is sent by {@link eurekaclient) whenever it has refreshed its local local cache with information received from the eureka server. <text:s/>@author brenuar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onsta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imer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nstance variabl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itional executors for supervised subtas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onotonically increasing generation counter to ensure stale threads do not reset registry to an older vers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a bit of hack to allow for existing code using discoverymanager.get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work with di'd discovery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need to setup up an network tasks and we are do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 size of 2 - 1 each for heartbeat and cacherefres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 direct handof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 direct handof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ll and execute the pre registration handler before all background tasks (inc registration) is star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ally, init the schedule tasks (e.g. cluster resolvers, heartbeat, instanceinfo replicator, fet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a bit of hack to allow for existing code using discoverymanager.get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work with di'd discovery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 the raw types warnings since the client filter interface changed between jersey 1/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transport factory was not supplied with args, assume they are using jersey 1 for passiv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w method (resolve from primary servers for r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nfigure new transport layer (candidate for injecting in the fu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chedule an ondemand update of the instanceinfo when a new healthcheck handler is registe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vip address is delimited by a comma, then consider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e a list of vip addres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ry to match at least one in the list, if it matches the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the instance info for the s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appinfo was registe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t can be null if shouldregisterwitheureka == fa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the delta is disabled or if it is the first time, get a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pplication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lient application does not have latest library supporting 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ify about cache refresh before updating the instance remote 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remote status based on refreshed data held in the cac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ry was fetched successfully, so return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termine this instance's status for this app and set to unknown if not fou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ify if status chang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re is a diff in number of instances for some reas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akes a remoteca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stry cache refresh tim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eartbeat timer</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nstanceinfo replicator</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burstsize</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akes sure that a dynamic change to remote regions to fetch is ho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oth remoteregionstofetch and aztoregionmapper.regionstofetch need to be in syn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ust refresh mapping to reflect any dns/property ch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ackward compatibility with the old protected method, in case it is being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metrics on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class that is instrumental for interactions with &lt;tt&gt;eureka server&lt;/tt&gt;. <text:s/>&lt;p&gt; &lt;tt&gt;eureka client&lt;/tt&gt; is responsible for a) &lt;em&gt;registering&lt;/em&gt; the instance with &lt;tt&gt;eureka server&lt;/tt&gt; b) &lt;em&gt;renewal&lt;/em&gt;of the lease with &lt;tt&gt;eureka server&lt;/tt&gt; c) &lt;em&gt;cancellation&lt;/em&gt; of the lease from &lt;tt&gt;eureka server&lt;/tt&gt; during shutdown &lt;p&gt; d) &lt;em&gt;querying&lt;/em&gt; the list of services/instances registered with &lt;tt&gt;eureka server&lt;/tt&gt; &lt;p&gt; <text:s/>&lt;p&gt; &lt;tt&gt;eureka client&lt;/tt&gt; needs a configured list of &lt;tt&gt;eureka server&lt;/tt&gt; {@link java.net.url}s to talk to.these {@link java.net.url}s are typically amazon elastic eips which do not change. all of the functions defined above fail-over to other {@link java.net.url}s specified in the list in the case of failure. &lt;/p&gt; <text:s/>@author karthik ranganathan, greg kim @author spencer gibb</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here for legacy support as the client config has moved to be an instance vari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scheduler to be used for the following 3 tasks: - updating service urls - scheduling a timedsupervisortas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ssumes applicationinfomanager is already initialized <text:s/>@deprecated use constructor that takes applicationinfomanager instead of instanceinfo di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ssumes applicationinfomanager is already initialized <text:s/>@deprecated use constructor that takes applicationinfomanager instead of instanceinfo di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constructor that takes applicationinfomanager instead of instanceinfo di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the version that take {@link com.netflix.discovery.abstractdiscoveryclientoptionalargs} inst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link #discoveryclient(applicationinfomanager, eurekaclientconfig, abstractdiscoveryclientoptionalargs, provider&lt;backupregistry&gt;, endpointrandomiz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see com.netflix.discovery.shared.lookupservice#getapplication(java.lang.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shared.lookupservice#get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see com.netflix.discovery.shared.lookupservice#getinstancesbyid(java.lang.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 {@link healthcheckcallback} with the eureka client. <text:s/>once registered, the eureka client will invoke the {@link healthcheckcallback} in intervals specified by {@link eurekaclientconfig#getinstanceinforeplicationintervalseconds()}. <text:s/>@param callback app specific healthcheck. <text:s/>@deprecated u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instances matching the given vip address. <text:s/>@param vipaddress - the vip address to match the instances for. @param secure - true if it is a secure vip address, false otherwise @return - the list of {@link instanceinfo} objects matching the criteri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instances matching the given vip address in the passed region. <text:s/>@param vipaddress - the vip address to match the instances for. @param secure - true if it is a secure vip address, false otherwise @param region - region from which the instances are to be fetched. if &lt;code&gt;null&lt;/code&gt; then local region is assumed. <text:s/>@return - the list of {@link instanceinfo} objects matching the criteria, empty list if not instances fou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instances matching the given vip address and the given application name if both of them are not null. if one of them is null, then that criterion is completely ignored for matching instances. <text:s/>@param vipaddress - the vip address to match the instances for. @param appname - the applicationname to match the instances for. @param secure - true if it is a secure vip address, false otherwise. @return - the list of {@link instanceinfo} objects matching the criteri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shared.lookupservice#getnextserverfromeureka(java .lang.string, boole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ll applications registered with a specific eureka service. <text:s/>@param serviceurl - the string representation of the service url. @return - the registry information containing all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 with the eureka service by making the appropriate rest ca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new with the eureka service by making the appropriate rest ca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replacement in {@link com.netflix.discovery.endpoint.endpointutils} <text:s/>get the list of all eureka service urls from properties file for the eureka client to talk to. <text:s/>@param instancezone the zone in which the client resides @param prefersamezone true if we have to prefer the same zone as the client, false otherwise @return the list of all eureka service urls for the eureka client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ts down eureka client. also sends a deregistration request to the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nregister w/ the eureka serv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etches the registry information. <text:s/>&lt;p&gt; this method tries to get only deltas after the first fetch unless there is an issue in reconciling eureka server and client registry information. &lt;/p&gt; <text:s/>@param forcefullregistryfetch forces a full registry fetch. <text:s/>@return true if the registry was fet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return he current instance status as seen on the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full registry information from the eureka server and stores it locally. when applying the full registry, the following flow is observed: <text:s/>if (update generation have not advanced (due to another thread)) atomically set the registry to the new registry fi <text:s/>@return the full registry information. @throws throwable on err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delta registry information from the eureka server and update it locally. when applying the delta, the following flow is observed: <text:s/>if (update generation have not advanced (due to another thread)) atomically try to: update application with the delta and get reconcilehashcode abort entire processing otherwise do reconciliation if reconcilehashcode clash fi <text:s/>@return the client response @throws throwable on err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ogs the total number of non-filtered instances stored local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concile the eureka server and client registry information and logs the differences if any. when reconciling, the following flow is observed: <text:s/>make a remote call to the server for the full registry calculate and log differences if (update generation have not advanced (due to another thread)) atomically set the registry to the new registry fi <text:s/>@param delta the last delta registry information received from the eureka server. @param reconcilehashcode the hashcode generated by the server for reconciliation. @return clientresponse the http response object. @throws throwable on any err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pdates the delta information fetches from the eureka server into the local cache. <text:s/>@param delta the delta information received from eureka server in the last poll cyc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e find all instance list from application(the status of instance status is not only the status is up but also other status) if instance list is empty, we remove the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itializes all scheduled task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replacement in {@link com.netflix.discovery.endpoint.endpointutils} <text:s/>get the list of all eureka service urls from dns for the eureka client to talk to. the client picks up the service url from its zone and then fails over to other zones randomly. if there are multiple servers in the same zone, the client once again picks one randomly. this way the traffic will be distributed in the case of failures. <text:s/>@param instancezone the zone in which the client resides. @param prefersamezone true if we have to prefer the same zone as the client, false otherwise. @return the list of all eureka service urls for the eureka client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replacement in {@link com.netflix.discovery.endpoint.endpointuti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replacement in {@link com.netflix.discovery.endpoint.endpointutils} <text:s/>get the list of ec2 urls given the zone name. <text:s/>@param dnsname the dns name of the zone-specific cname @param type cname or eip that needs to be retrieved @return the list of ec2 urls associated with the dns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fresh the current local instanceinfo. note that after a valid refresh where changes are observed, the isdirty flag on the instanceinfo is set to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heartbeat task that renews the lease in the given interva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task that fetches the registry information at specified interva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etch the registry information from back up registry if all eureka server urls are unreachable. <text:s/>@return true if the registry was fet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injection to provide {@link backupregistry} implement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t;em&gt;applications&lt;/em&gt; after filtering the applications for instances with only up states and shuffling them. <text:s/>&lt;p&gt; the filtering depends on the option specified by the configuration {@link eurekaclientconfig#shouldfilteronlyupinstances()}. shuffling helps in randomizing the applications list there by avoiding the same instances receiving traffic during start ups. &lt;/p&gt; <text:s/>@param apps the applications that needs to be filtered and shuffled. @return the applications after the filter and the shuff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voked when the remote status of this client has changed. subclasses may override this method to implement custom behavior if needed. <text:s/>@param oldstatus the previous remote {@link instancestatus} @param newstatus the new remote {@link instance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voked every time the local registry cache is refreshed (whether changes have been detected or not). <text:s/>subclasses may override this method to implement custom behavior if nee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nd the given event on the eventbus if one is available <text:s/>@param event the event to send on the eventb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link com.netflix.appinfo.instanceinfo#getzone(string[], com.netflix.appinfo.instanceinfo)} <text:s/>get the zone that a particular instance is in. <text:s/>@param myinfo - the instanceinfo object of the instance. @return - the zone in which the particular instance belongs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replacement in {@link com.netflix.discovery.endpoint.endpointutils} <text:s/>get the region that this particular instance is in. <text:s/>@return - the region in which the particular instance belongs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link #getserviceurlsfromconfig(string, boolean)} inst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stats for the discoveryclient. <text:s/>@return the discoveryclientstat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tats is used to track useful attributes of the discoveryclient. it includes helpers that can aid debugging and log analysi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sed to determine if the discovery client's first attempt to fetch from the service registry succeeded with non-empty results. <text:s/>@return true if succeeded, failed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initial regis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task for updating and replicating the local instanceinfo to the remote server. properties of this task are: - configured with a single update thread to guarantee sequential update to the remote server - update tasks can be scheduled on-demand via ondemandupdate() - task processing is rate limited by burstsize - a new update task is always scheduled automatically after an earlier update task. however if an on-demand task is started, the scheduled automatic update task is discarded (and a new one will be scheduled after the new on-demand update). <text:s/>@author d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llection of functions operating on {@link applications} and {@link application} data structures. the functions are organized into groups with common prefix name: &lt;ul&gt; &lt;li&gt;select, take - queries over eureka entity objects&lt;/li&gt; &lt;li&gt;to - eureka entity object transformers&lt;/li&gt; &lt;li&gt;copy - copy eureka entities, with aggregated {@link instanceinfo} objects copied by reference&lt;/li&gt; &lt;li&gt;deepcopy - copy eureka entities, with aggregated {@link instanceinfo} objects copied by value&lt;/li&gt; &lt;li&gt;merge - merge two identical data structures&lt;/li&gt; &lt;li&gt;count - statistical functions&lt;/li&gt; &lt;li&gt;comparator - comparators for the domain objects&lt;/li&gt; &lt;/ul&gt;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collection of gauges that represent different threshold levels over which measurement is mapped to. value 1 denotes a lowest threshold level that is reached. for example eureka client registry data staleness defines thresholds 30s, 60s, 120s, 240s, 480s. delay of 90s would be mapped to gauge values {30s=0, 60s=1, 120=0, 240s=0, 480s=0, unlimited=0}.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nterface for eureka entity transforming operato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value from cache if avail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pdate cache with new cont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alternative to {@link string#intern()} with no capacity constraint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unters for exception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o other information, best eff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collection of utility functions that is useful to simplify operations on {@link com.netflix.appinfo.applicationinfomanager}, {@link com.netflix.appinfo.instanceinfo} and {@link com.netflix.discovery.eurekaclient}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privateip address of the given instanceinfo record. the record could be for the local server or a remote server. <text:s/>@param instanceinfo @return the private ip (also known as localipv4 in ec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to see if the instanceinfo record is of a server that is deployed within ec2 (best effort check based on assumptions of underlying id). this check could be for the local server or a remote server. <text:s/>@param instanceinfo @return true if the record contains an ec2 style `i-*` 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 to see if the instanceinfo record is of a server that is deployed within ec2 vpc (best effort check based on assumption of existing vpcid). this check could be for the local server or a remote server. <text:s/>@param instanceinfo @return true if the record contains a non null, non empty aws vpc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stead of throwing exception, we just let all the traffic g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 case burstsize decrea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4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ate limiter implementation is based on token bucket algorithm. there are two parameters: &lt;ul&gt; &lt;li&gt; burst size - maximum number of requests allowed into the system as a burst &lt;/li&gt; &lt;li&gt; average rate - expected number of requests per second (ratelimiters using minutes is also supported) &lt;/li&gt; &lt;/ul&gt;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for test use.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trings in this scope are freed on deserialization of ea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pplication elem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rings in this scope are freed when overall deserialization i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ple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stem.out.println(`cache h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non-locking alternative to {@link string#intern()} and {@link stringcache} that works with jackson's deserializationcontext. definitely not thread-safe, intended to avoid the costs associated with thread synchronization and short-lived heap allocations (e.g., str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a new deserializerstringcache to the passed-in objectreader <text:s/>@param reader @return a wrapped objectreader with the string cache attribu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an existing deserializerstringcache from the deserializationcontext to an objectreader <text:s/>@param reader a new objectreader @param context an existing deserializationcontext containing a deserializerstringcache @return a wrapped objectreader with the string cache attribu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xtracts a deserializerstringcache from the deserializationcontext <text:s/>@param context an existing deserializationcontext containing a deserializerstringcache @return a wrapped objectreader with the string cache attribu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ears app-scoped cache entries from the specified objectreader <text:s/>@param rea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ears cache entries in the given scope from the specified objectreader. always clears app-scoped entries. <text:s/>@param reader @param sco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ears app-scoped cache entries from the specified deserializationcontext <text:s/>@param 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ears cache entries in the given scope from the specified deserializationcontext. always clears app-scoped entries. <text:s/>@param context @param sco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 string read from the jsonparser argument's current position. the returned value may be interned at the app scope to reduce heap consumption <text:s/>@param jp @return a possibly interned string @throws io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 string read from the jsonparser argument's current position. the returned value may be interned at the given cachescope to reduce heap consumption <text:s/>@param jp @param cachescope @return a possibly interned string @throws ioexcep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 string that may be interned at app-scope to reduce heap consumption <text:s/>@param charvalue @return a possibly interned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 object of type t that may be interned at the specified scope to reduce heap consumption <text:s/>@param charvalue @param cachescope @param trabsform @return a possibly interned instance of 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 string that may be interned at the app-scope to reduce heap consumption <text:s/>@param stringvalue @return a possibly interned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 string that may be interned at the given scope to reduce heap consumption <text:s/>@param stringvalue @param cachescope @return a possibly interned str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join all values separating them with a comm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server ip address (v4 or v6) bound to local nic. if multiple nics are present, choose 'eth0' or 'en0' or any one with name ending with 0. if non found, take first on the list that is not localhost. if no nic present (relevant only for desktop deployments), return loopback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figuration information required by the eureka clients to register an instance with &lt;em&gt;eureka&lt;/em&gt; server. <text:s/>&lt;p&gt; most of the required information is provided by the default configuration {@link defaulteurekaclientconfig}. the users just need to provide the eureka server service urls. the eureka server service urls can be configured by 2 mechanisms <text:s/>1) by registering the information in the dns. 2) by specifying it in the configuration. &lt;/p&gt; <text:s text:c="2"/>once the client is registered, users can look up information from {@link eurekaclient} based on &lt;em&gt;virtual hostname&lt;/em&gt; (also called vipaddress), the most common way of doing it or by other means to get the information necessary to talk to other instances registered with &lt;em&gt;eureka&lt;/em&gt;. <text:s/>&lt;p&gt; note that all configurations are not effective at runtime unless and otherwise specified.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how often(in seconds) to fetch the registry information from the eureka server. <text:s/>@return the fetch interval in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how often(in seconds) to replicate instance changes to be replicated to the eureka server. <text:s/>@return the instance replication interval in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how long initially (in seconds) to replicate instance info to the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how often(in seconds) to poll for changes to eureka server information. <text:s/>&lt;p&gt; eureka servers could be added or removed and this setting controls how soon the eureka clients should know about it. &lt;/p&gt; <text:s/>@return the interval to poll for eureka service url chang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proxy host to eureka server if any. <text:s/>@return the proxy ho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proxy port to eureka server if any. <text:s/>@return the proxy 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proxy user name if any. <text:s/>@return the proxy user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proxy password if any. <text:s/>@return the proxy passwor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content fetched from eureka server has to be compressed whenever it is supported by the server. the registry information from the eureka server is compressed for optimum network traffic. <text:s/>@return true, if the content need to be compressed, false otherwise. @deprecated gzip content encoding will be always enforced in the next minor eureka release (see com.netflix.eureka.gzipencodingenforcingfilt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how long to wait (in seconds) before a read from eureka server needs to timeout. <text:s/>@return time in seconds before the read should time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how long to wait (in seconds) before a connection to eureka server needs to timeout. <text:s/>&lt;p&gt; note that the connections in the client are pooled by {@link org.apache.http.client.httpclient} and this setting affects the actual connection creation and also the wait time to get the connection from the pool. &lt;/p&gt; <text:s/>@return time in seconds before the connections should time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ame of the implementation which implements {@link backupregistry} to fetch the registry information as a fall back option for only the first time when the eureka client starts. <text:s/>&lt;p&gt; this may be needed for applications which needs additional resiliency for registry information without which it cannot operate. &lt;/p&gt; <text:s/>@return the class name which implements {@link backupregis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otal number of connections that is allowed from eureka client to all eureka servers. <text:s/>@return total number of allowed connections from eureka client to all eureka serv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total number of connections that is allowed from eureka client to a eureka server host. <text:s/>@return total number of allowed connections from eureka client to a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url context to be used to construct the &lt;em&gt;service url&lt;/em&gt; to contact eureka server when the list of eureka servers come from the dns.this information is not required if the contract returns the service urls by implementing {@link #geteurekaserverserviceurls(string)}. <text:s/>&lt;p&gt; the dns mechanism is used when {@link #shouldusednsforfetchingserviceurls()} is set to &lt;em&gt;true&lt;/em&gt; and the eureka client expects the dns to configured a certain way so that it can fetch changing eureka servers dynamically. &lt;/p&gt; <text:s/>&lt;p&gt; &lt;em&gt;the changes are effective at runtime.&lt;/em&gt; &lt;/p&gt; <text:s/>@return the string indicating the context {@link java.net.uri} of the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port to be used to construct the &lt;em&gt;service url&lt;/em&gt; to contact eureka server when the list of eureka servers come from the dns.this information is not required if the contract returns the service urls by implementing {@link #geteurekaserverserviceurls(string)}. <text:s/>&lt;p&gt; the dns mechanism is used when {@link #shouldusednsforfetchingserviceurls()} is set to &lt;em&gt;true&lt;/em&gt; and the eureka client expects the dns to configured a certain way so that it can fetch changing eureka servers dynamically. &lt;/p&gt; <text:s/>&lt;p&gt; &lt;em&gt;the changes are effective at runtime.&lt;/em&gt; &lt;/p&gt; <text:s/>@return the string indicating the port where the eureka server is listen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dns name to be queried to get the list of eureka servers.this information is not required if the contract returns the service urls by implementing {@link #geteurekaserverserviceurls(string)}. <text:s/>&lt;p&gt; the dns mechanism is used when {@link #shouldusednsforfetchingserviceurls()} is set to &lt;em&gt;true&lt;/em&gt; and the eureka client expects the dns to configured a certain way so that it can fetch changing eureka servers dynamically. &lt;/p&gt; <text:s/>&lt;p&gt; &lt;em&gt;the changes are effective at runtime.&lt;/em&gt; &lt;/p&gt; <text:s/>@return the string indicating the dns name to be queried for eureka serv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eureka client should use the dns mechanism to fetch a list of eureka servers to talk to. when the dns name is updated to have additional servers, that information is used immediately after the eureka client polls for that information as specified in {@link #geteurekaserviceurlpollintervalseconds()}. <text:s/>&lt;p&gt; alternatively, the service urls can be returned {@link #geteurekaserverserviceurls(string)}, but the users should implement their own mechanism to return the updated list in case of changes. &lt;/p&gt; <text:s/>&lt;p&gt; &lt;em&gt;the changes are effective at runtime.&lt;/em&gt; &lt;/p&gt; <text:s/>@return true if the dns mechanism should be used for fetching urls,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or not this instance should register its information with eureka server for discovery by others. <text:s/>&lt;p&gt; in some cases, you do not want your instances to be discovered whereas you just want do discover other instances. &lt;/p&gt; <text:s/>@return true if this instance should register with eureka,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client should explicitly unregister itself from the remote server on client shutdown. <text:s/>@return true if this instance should unregister with eureka on client shutdown,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or not this instance should try to use the eureka server in the same zone for latency and/or other reason. <text:s/>&lt;p&gt; ideally eureka clients are configured to talk to servers in the same zone &lt;/p&gt; <text:s/>&lt;p&gt; &lt;em&gt;the changes are effective at runtime at the next registry fetch cycle as specified by {@link #getregistryfetchintervalseconds()}&lt;/em&gt; &lt;/p&gt; <text:s/>@return true if the eureka client should prefer the server in the same zone,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server can redirect a client request to a backup server/cluster. if set to false, the server will handle the request directly, if set to true, it may send http redirect to the client, with a new server location. <text:s/>@return true if http redirects are allow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o log differences between the eureka server and the eureka client in terms of registry information. <text:s/>&lt;p&gt; eureka client tries to retrieve only delta changes from eureka server to minimize network traffic. after receiving the deltas, eureka client reconciles the information from the server to verify it has not missed out some information. reconciliation failures could happen when the client has had network issues communicating to server.if the reconciliation fails, eureka client gets the full registry information. &lt;/p&gt; <text:s/>&lt;p&gt; while getting the full registry information, the eureka client can log the differences between the client and the server and this setting controls that. &lt;/p&gt; &lt;p&gt; &lt;em&gt;the changes are effective at runtime at the next registry fetch cycle as specified by {@link #getregistryfetchintervalseconds()}&lt;/em&gt; &lt;/p&gt; <text:s/>@return true if the eureka client should log delta differences in the case of reconciliation fail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eureka client should disable fetching of delta and should rather resort to getting the full registry information. <text:s/>&lt;p&gt; note that the delta fetches can reduce the traffic tremendously, because the rate of change with the eureka server is normally much lower than the rate of fetches. &lt;/p&gt; &lt;p&gt; &lt;em&gt;the changes are effective at runtime at the next registry fetch cycle as specified by {@link #getregistryfetchintervalseconds()}&lt;/em&gt; &lt;/p&gt; <text:s/>@return true to enable fetching delta information for registry, false to get the full regis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mma separated list of regions for which the eureka registry information will be fetched. it is mandatory to define the availability zones for each of these regions as returned by {@link #getavailabilityzones(string)}. failing to do so, will result in failure of discovery client startup. <text:s/>@return comma separated list of regions for which the eureka registry information will be fetched. &lt;code&gt;null&lt;/code&gt; if no remote region has to be fet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region (used in aws datacenters) where this instance resides. <text:s/>@return aws region where this instance resid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availability zones (used in aws data centers) for the region in which this instance resides. <text:s/>&lt;p&gt; &lt;em&gt;the changes are effective at runtime at the next registry fetch cycle as specified by {@link #getregistryfetchintervalseconds()}&lt;/em&gt; &lt;/p&gt; @param region the region where this instance is deployed. <text:s/>@return the list of available zones accessible by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fully qualified {@link java.net.url}s to communicate with eureka server. <text:s/>&lt;p&gt; typically the eureka server {@link java.net.url}s carry protocol,host,port,context and version information if any. &lt;code&gt;example: http://ec2-256-156-243-129.compute-1.amazonaws.com:7001/eureka/v2/&lt;/code&gt; &lt;p&gt; <text:s/>&lt;p&gt; &lt;em&gt;the changes are effective at runtime at the next service url refresh cycle as specified by {@link #geteurekaserviceurlpollintervalseconds()}&lt;/em&gt; &lt;/p&gt; @param myzone the zone in which the instance is deployed. <text:s/>@return the list of eureka server service urls for eureka clients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o get the &lt;em&gt;applications&lt;/em&gt; after filtering the applications for instances with only {@link com.netflix.appinfo.instanceinfo.instancestatus#up} states. <text:s/>&lt;p&gt; &lt;em&gt;the changes are effective at runtime at the next registry fetch cycle as specified by {@link #getregistryfetchintervalseconds()}&lt;/em&gt; &lt;/p&gt; <text:s/>@return true to filter,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how much time (in seconds) that the http connections to eureka server can stay idle before it can be closed. <text:s/>&lt;p&gt; in the aws environment, it is recommended that the values is 30 seconds or less, since the firewall cleans up the connection information after a few mins leaving the connection hanging in limbo &lt;/p&gt; <text:s/>@return time in seconds the connections to eureka can stay idle before it can be clo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is client should fetch eureka registry information from eureka server. <text:s/>@return {@code true} if registry information has to be fetched, {@code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set to true, the {@link eurekaclient} initialization should throw an exception at constructor time if the initial fetch of eureka registry information from the remote servers is unsuccessful. <text:s/>note that if {@link #shouldfetchregistry()} is set to false, then this config is a no-op. <text:s/>@return true or false for whether the client initialization should enforce an initial fet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client is only interested in the registry information for a single vip. <text:s/>@return the address of the vip (name:port). &lt;code&gt;null&lt;/code&gt; if single vip interest is not pres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thread pool size for the heartbeatexecutor to initialise with <text:s/>@return the heartbeatexecutor thread pool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heartbeat executor exponential back off related property. it is a maximum multiplier value for retry delay, in case where a sequence of timeouts occurred. <text:s/>@return maximum multiplier value for retry del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thread pool size for the cacherefreshexecutor to initialise with <text:s/>@return the cacherefreshexecutor thread pool siz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che refresh executor exponential back off related property. it is a maximum multiplier value for retry delay, in case where a sequence of timeouts occurred. <text:s/>@return maximum multiplier value for retry del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 replacement string for dollar sign &lt;code&gt;$&lt;/code&gt; during serializing/deserializing information in eureka server. <text:s/>@return replacement string for dollar sign &lt;code&gt;$&lt;/code&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 replacement string for underscore sign &lt;code&gt;_&lt;/code&gt; during serializing/deserializing information in eureka server. <text:s/>@return replacement string for underscore sign &lt;code&gt;_&lt;/code&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set to true, local status updates via {@link com.netflix.appinfo.applicationinfomanager#setinstancestatus(com.netflix.appinfo.instanceinfo.instancestatus)} will trigger on-demand (but rate limited) register/updates to remote eureka servers <text:s/>@return true or false for whether local status updates should be updated to remote servers on-dema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f set to true, the {@link eurekaclient} initialization should throw an exception at constructor time if an initial registration to the remote servers is unsuccessful. <text:s/>note that if {@link #shouldregisterwitheureka()} is set to false, then this config is a no-op <text:s/>@return true or false for whether the client initialization should enforce an initial regist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is a transient config and once the latest codecs are stable, can be removed (as there will only be one) <text:s/>@return the class name of the encoding codec to use for the client. if none set a default codec will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is a transient config and once the latest codecs are stable, can be removed (as there will only be one) <text:s/>@return the class name of the decoding codec to use for the client. if none set a default codec will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link com.netflix.appinfo.eurekaaccept#name()} for client data accep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o avoid configuration api pollution when trying new/experimental or features or for the migration process, the corresponding configuration can be put into experimental configuration section. config format is: eureka.experimental.freeformconfigstring <text:s/>@return a property of experimental featu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or compatibility, return the transport layer config class <text:s/>@return an instance of {@link eurekatransportconfi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custom &lt;tt&gt;jersey&lt;/tt&gt; provider implementation for eureka. <text:s/>&lt;p&gt; the implementation uses &lt;tt&gt;xstream&lt;/tt&gt; to provide serialization/deserialization capabilities. if the users to wish to provide their own implementation they can do so by plugging in their own provider here and annotating their classes with that provider by specifying the {@link com.netflix.discovery.provider.serializer} annotation.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provider.iserializer#read(java.io.inputstream, java.lang.class, javax.ws.rs.core.mediaty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discovery.provider.iserializer#write(java.lang.object, java.io.outputstream, javax.ws.rs.core.mediaty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lt;tt&gt;xstream&lt;/tt&gt; specific implementation for serializing and deserializing to/from xml format. <text:s/>&lt;p&gt; this class also allows configuration of custom serializers with xstream.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lt;tt&gt;xstream&lt;/tt&gt; specific implementation for serializing and deserializing to/from json format. <text:s/>&lt;p&gt; this class also allows configuration of custom serializers with xstream.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nterface for more useable reference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wrapper defini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is just a helper class during transition when multiple codecs are supported. one day this should all go away when there is only 1 type of json and xml codecs each. <text:s/>for adding custom codecs to discovery, prefer creating a custom eurekajerseyclient to added to discoveryclient either completely independently or via {@link eurekajerseyclientimpl.eurekajerseyclientbuilder#withdecoderwrapper(decoderwrapper)} and {@link eurekajerseyclientimpl.eurekajerseyclientbuilder#withencoderwrapper(encoderwrapper)}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for transition use: register a new codec wrapp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solve the decoder to use based on the specified decoder name, as well as the specified eurekaaccept. the eurekaccept trumps the decoder name if the decoder specified is one that is not valid for use for the specified eurekaaccep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casing of this field was accidentally changed in comm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ttps:github.com/netflix/eureka/commit/939957124a8f055c7d343d67d0842ae06cf59530#diff-1e0de94c9faa44a518abe30d94744178l6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need to look for both during deser for compatibil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https:github.com/netflix/eureka/issues/1051</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xstream encoded adds this for backwards compatibility issue. not sure if needed anymo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s compatibil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kip thi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s compatibil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arly 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xstream version increments metrics counter 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essages is array, loop until token equal to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serializerstringcache.clear(context, cachescope.application_scop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 @author spencer gibb</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xstream codec supports character replacement in field names to generate xml friendly names. this feature is also configurable, and replacement strings can be provided by a user. to obey these rules, version and appshash key field names must be formatted according to the provided configuration, which by default replaces '_' with '__' (double underscor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phantom class name is kept for backwards compatibility. internally it is mapped to {@link mydatacenterinfo} during the deserialization proc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 custom formatting of {@link applications#appshashcode} and {@link applications#versiondelta}. the serialized property name is generated by {@link keyformatter} according to provided configuration. we can depend here on fixed prefix to distinguish between property values, and map them cor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mazon instance info builder that is doing key names interning, together with value interning for selected keys (see {@link stringinterningamazoninfobuilder#value_intern_keys}). <text:s/>the amount of string objects that is interned here is very limited in scope, and is done by calling {@link string#intern()}, with no custom build string cache.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dd xml specific annotation to {@link applicationsjackson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 custom formatting of {@link applications#appshashcode} and {@link applications#version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point to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serialize {@link application} from xml directly due to issues with jackson 2.6.x (this is not needed for jackson 2.5.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upport custom formatting of {@link applications#appshashcode} and {@link applications#versiondel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ustom bean serializer to deal with legacy port layout (check {@link instanceinfo.portwrapper} for more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point to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ue to issues with properly mapping <text:s/>port xml sub-document, handle deserialization di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ave @class field for backward compatibility. remove once all clients are migrated to the new code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ustom bean serializer to deal with legacy port layout (check {@link instanceinfo.portwrapper} for more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s root mapper is wrapping values, we need a dedicated instance for map serializ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json codec defaults to unwrapped mode, as replicationlist in the replication channel, must be serialized unwrapped. the wrapping mode is configured separately for each type, based on presence of {@link com.fasterxml.jackson.annotation.jsonrootname} annotation.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ttach custom builder that deals with configurable property name formatting. {@link application} objects are unwrapped in xml document. the necessary jackson instrumentation is provided 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meta data are handled directly by {@link instanceinfojsonbeanserializer}, for backwards compatibility reas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instanceinfo} objects are unwrapped in xml document. the necessary jackson instrumentation is provided 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ine fields are are ignored for mini-instance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dd custom xml deserializer, due to issue with annotations based mapping in some jackson vers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6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ttach custom builder that deals with configurable property name format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field annotation which helps in avoiding changes to {@link com.netflix.discovery.converters.converters.instanceinfoconverter} every time additional fields are added to {@link com.netflix.appinfo.instanceinfo}. <text:s/>&lt;p&gt; this annotation informs the {@link com.netflix.discovery.converters.converters.instanceinfoconverter} to automatically marshall most primitive fields declared in the {@link com.netflix.appinfo.instanceinfo} class.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ue to backwards compatibility some names in json/xml documents have to be formatted according to a given configuration rules. the formatting functionality is provided by this clas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needed for backward compat. for no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 compat. for no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h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s to tr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s to fa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 compat. for no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backward compat. for no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custom {@link com.netflix.discovery.provider.serializer} for serializing and deserializing the registry information from and to the eureka server. <text:s/>&lt;p&gt; the {@link com.netflix.discovery.provider.serializer} used here is an &lt;tt&gt;xstream&lt;/tt&gt; serializer which uses the &lt;tt&gt;json&lt;/tt&gt; format and custom fields.the xstream deserialization does not handle removal of fields and hence this custom mechanism. since then {@link auto} annotation introduced handles any fields that does not exist gracefully and is the recommended mechanism. if the user wishes to override the whole xstream serialization/deserialization mechanism with their own alternatives they can do so my implementing their own providers in {@link entitybodyconverter}.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e/deserialize {@link applications} object typ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tcher#canconvert(java .lang.cla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rshal(java.lang.object , com.thoughtworks.xstream.io.hierarchicalstreamwriter, com.thoughtworks.xstream.converters.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unmarshal(com.thoughtworks .xstream.io.hierarchicalstreamreader, com.thoughtworks.xstream.converters.un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e/deserialize {@link applications} object typ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tcher#canconvert(java .lang.cla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rshal(java.lang.object , com.thoughtworks.xstream.io.hierarchicalstreamwriter, com.thoughtworks.xstream.converters.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unmarshal(com.thoughtworks .xstream.io.hierarchicalstreamreader, com.thoughtworks.xstream.converters.un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e/deserialize {@link instanceinfo} object typ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tcher#canconvert(java .lang.cla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rshal(java.lang.object , com.thoughtworks.xstream.io.hierarchicalstreamwriter, com.thoughtworks.xstream.converters.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unmarshal(com.thoughtworks .xstream.io.hierarchicalstreamreader, com.thoughtworks.xstream.converters.un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e/deserialize {@link datacenterinfo} object typ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tcher#canconvert(java .lang.cla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rshal(java.lang.object , com.thoughtworks.xstream.io.hierarchicalstreamwriter, com.thoughtworks.xstream.converters.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unmarshal(com.thoughtworks .xstream.io.hierarchicalstreamreader, com.thoughtworks.xstream.converters.un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e/deserialize {@link leaseinfo} object typ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tcher#canconvert(java .lang.cla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rshal(java.lang.object , com.thoughtworks.xstream.io.hierarchicalstreamwriter, com.thoughtworks.xstream.converters.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unmarshal(com.thoughtworks .xstream.io.hierarchicalstreamreader, com.thoughtworks.xstream.converters.un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rialize/deserialize application meta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tcher#canconvert(java .lang.cla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marshal(java.lang.object , com.thoughtworks.xstream.io.hierarchicalstreamwriter, com.thoughtworks.xstream.converters.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thoughtworks.xstream.converters.converter#unmarshal(com.thoughtworks .xstream.io.hierarchicalstreamreader, com.thoughtworks.xstream.converters.unmarshalling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marshal all the objects containing an {@link auto} annotation automatically. <text:s/>@param o - the object's fields that needs to be marshalled. @param writer - the writer for which to write the information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nmarshal all the elements to their field values if the fields have the {@link auto} annotation defined. <text:s/>@param reader - the reader where the elements can be read. @param o - the object for which the value of fields need to be popul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tility class for matching a enum value to a region of a char[] without allocating any new objects on the he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ere we see that whether the availability zone is following a pattern like &lt;region&gt;&lt;single letter&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it is then we take ignore the last letter and check if the remaining part is actually a known remo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gion. if yes, then we return that region, else null which means local reg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nitesh kan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default for the mapping that we know of, if a remote region is configured to be fetched but does not have any availability zone mapping, we will use these defaults. otoh, if the remote region has any mapping defaults will not be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ll the zones in the provided region. @param region the region whose zones you want @return a set of zon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ries to determine what region we're in, based on the provided availability zone. @param availabilityzone the availability zone to inspect @return the region, if available; null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2016-09-06 this class will be deleted soon. this is also an internal class. <text:s/>specific bindings for eureka status checker. <text:s/>note that this is an internal modules and assumes that a binding for discoveryclient was already set. <text:s/>exposed bindings, <text:s/>&amp;#64;upstatus <text:s text:c="2"/>supplier&lt;boolean&gt; &amp;#64;downstatus supplier&lt;boolean&gt; &amp;#64;upstatus <text:s text:c="2"/>observable&lt;boolean&gt; <text:s/>@author elanda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getters for instance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getters for local meta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healthcheck related metho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other metho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fine a simple interface over the current discoveryclient implementation. <text:s/>this interface does not try to clean up the current client interface for eureka 1.x. rather it tries to provide an easier transition path from eureka 1.x to eureka 2.x. <text:s/>eurekaclient api contracts are: - provide the ability to get instanceinfo(s) (in various different ways) - provide the ability to get data about the local client (known regions, own az etc) - provide the ability to register and access the healthcheck handler for the client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region the region that the applications reside in @return an {@link com.netflix.discovery.shared.applications} for the matching region. a null value is treated as the local reg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ll applications registered with a specific eureka service. <text:s/>@param serviceurl the string representation of the service url. @return the registry information containing all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instances matching the given vip address. <text:s/>@param vipaddress the vip address to match the instances for. @param secure true if it is a secure vip address, false otherwise @return - the list of {@link instanceinfo} objects matching the criteri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instances matching the given vip address in the passed region. <text:s/>@param vipaddress the vip address to match the instances for. @param secure true if it is a secure vip address, false otherwise @param region region from which the instances are to be fetched. if &lt;code&gt;null&lt;/code&gt; then local region is assumed. <text:s/>@return - the list of {@link instanceinfo} objects matching the criteria, empty list if not instances fou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instances matching the given vip address and the given application name if both of them are not null. if one of them is null, then that criterion is completely ignored for matching instances. <text:s/>@param vipaddress the vip address to match the instances for. @param appname the applicationname to match the instances for. @param secure true if it is a secure vip address, false otherwise. @return - the list of {@link instanceinfo} objects matching the criteri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in string form all regions (local + remote) that can be accessed by this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current self instance status as seen on the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link com.netflix.discovery.endpoint.endpointutils} for replacement <text:s/>get the list of all eureka service urls for the eureka client to talk to. <text:s/>@param zone the zone in which the client resides @return the list of all eureka service urls for the eureka client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link com.netflix.discovery.endpoint.endpointutils} for replacement <text:s/>get the list of all eureka service urls from properties file for the eureka client to talk to. <text:s/>@param instancezone the zone in which the client resides @param prefersamezone true if we have to prefer the same zone as the client, false otherwise @return the list of all eureka service urls for the eureka client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see {@link com.netflix.discovery.endpoint.endpointutils} for replacement <text:s/>get the list of all eureka service urls from dns for the eureka client to talk to. the client picks up the service url from its zone and then fails over to other zones randomly. if there are multiple servers in the same zone, the client once again picks one randomly. this way the traffic will be distributed in the case of failures. <text:s/>@param instancezone the zone in which the client resides. @param prefersamezone true if we have to prefer the same zone as the client, false otherwise. @return the list of all eureka service urls for the eureka client to talk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link #registerhealthcheck(com.netflix.appinfo.healthcheckhandler)} instead. <text:s/>register {@link healthcheckcallback} with the eureka client. <text:s/>once registered, the eureka client will invoke the {@link healthcheckcallback} in intervals specified by {@link eurekaclientconfig#getinstanceinforeplicationintervalseconds()}. <text:s/>@param callback app specific healthchec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 {@link healthcheckhandler} with the eureka client. <text:s/>once registered, the eureka client will first make an ondemand update of the registering instanceinfo by calling the newly registered healthcheck handler, and subsequently invoke the {@link healthcheckhandler} in intervals specified by {@link eurekaclientconfig#getinstanceinforeplicationintervalseconds()}. <text:s/>@param healthcheckhandler app specific healthcheck handl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 {@link eurekaeventlistener} with the eureka client. <text:s/>once registered, the eureka client will invoke {@link eurekaeventlistener#onevent} whenever there is a change in eureka client's internal state. <text:s/>use this instead of polling the client for changes. <text:s/>{@link eurekaeventlistener#onevent} is called from the context of an internal thread and must therefore return as quickly as possible without blocking. <text:s/>@param eventlisten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nregister a {@link eurekaeventlistener} previous registered with {@link eurekaclient#registereventlistener} or injected into the constructor of {@link discoveryclient} <text:s/>@param eventlistener @return true if removed otherwise false if the listener was never registe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current registered healthcheck handl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ts down eureka client. also sends a deregistration request to the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configuration of this eureka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application info manager of this eureka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istener for receiving {@link eurekaclient} events such as {@link statuschangeevent}. <text:s/>register a listener by calling {@link eurekaclient#registereventlistener(eurekaeventlisten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tification of an event within the {@link eurekaclient}. <text:s/>{@link eurekaeventlistener#onevent} is called from the context of an internal eureka thread and must therefore return as quickly as possible without blocking. <text:s/>@param ev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all keys are before any prefixes are appli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yeah the case on eurekaserver is different, backwards compatibility requirements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itional namespace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ants pertaining to property based client configs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vent containing the latest instance status information. <text:s/>this event is sent to the {@link com.netflix.eventbus.spi.eventbus} by {@link eurekaclient) whenever a status change is identified from the remote eureka server respon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up current when the event was generated. @return true if current is up or false for all other current valu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current at the time the event is gener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return the client status immediately before the chan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nitesh kan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eed to read the error for clean connection clo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hing but keep reading the li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is an internal class not for public use. <text:s/>@author david liu</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is an internal class not for public use. <text:s/>@author david liu</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ns-based region mapper that discovers regions via dns txt records. @author nitesh kan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application class holds the list of instances for a particular application.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dd the given instance info the list. <text:s/>@param i the instance info object to be ad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 the given instance info the list. <text:s/>@param i the instance info object to be remo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instances associated with this particular application. &lt;p&gt; note that the instances are always returned with random order after shuffling to avoid traffic to the same instances during startup. the shuffling always happens once after every fetch cycle as specified in {@link eurekaclientconfig#getregistryfetchintervalseconds}. &lt;/p&gt; <text:s/>@return the list of shuffled instances associated with this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non-shuffled and non-filtered instances associated with this particular application. <text:s/>@return list of non-shuffled and non-filtered instances associated with this particular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instance info that matches the given id. <text:s/>@param id the id for which the instance info needs to be returned. @return the instance info objec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ame of the application. <text:s/>@return the name of the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name of the application. <text:s/>@param name the name of the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number of instances in this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ffles the list of instances in the application and stores it for future retrievals. <text:s/>@param filterupinstances indicates whether only the instances with status {@link instancestatus#up} needs to be st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connection pool that provides servo counters to monitor the efficiency. three counters are provided: counter for getting free entries (or reusing entries), counter for creating new entries, and counter for every connection request. <text:s/>@author awang</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d directly due to legacy name format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ndled directly due to legacy name format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eck and add the instances to the their respective virtual host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pp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class that wraps all the registry information returned by eureka server. <text:s/>&lt;p&gt; note that the registry information is fetched from eureka server as specified in {@link eurekaclientconfig#getregistryfetchintervalseconds()}. once the information is fetched it is shuffled and also filtered for instances with {@link instancestatus#up} status as specified by the configuration {@link eurekaclientconfig#shouldfilteronlyupinstances()}.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 new, empty eureka application 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te that appshashcode and versiondelta key names are formatted in a custom/configurable wa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 the &lt;em&gt;application&lt;/em&gt; to the list. <text:s/>@param app the &lt;em&gt;application&lt;/em&gt; to be ad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all registered &lt;em&gt;applications&lt;/em&gt; from eureka. <text:s/>@return list containing all applications registered with eurek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registered &lt;em&gt;application&lt;/em&gt; for the given application name. <text:s/>@param appname the application name for which the result need to be fetched. @return the registered application for the given application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lt;em&gt;instances&lt;/em&gt; associated to a virtual host name. <text:s/>@param virtualhostname the virtual hostname for which the instances need to be returned. @return list of &lt;em&gt;instances&lt;/em&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ist of secure &lt;em&gt;instances&lt;/em&gt; associated to a virtual host name. <text:s/>@param securevirtualhostname the virtual hostname for which the secure instances need to be returned. @return list of &lt;em&gt;instances&lt;/em&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a weakly consistent size of the number of instances in all the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sed by the eureka server. not for external use. <text:s/>@param hashcode the hash code to assign for this app collec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sed by the eureka server. not for external use. <text:s/>@return the string indicating the hashcode based on the applications st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hash code for this &lt;em&gt;applications&lt;/em&gt; instance. used for comparison of instances between eureka server and eureka client. <text:s/>@return the internal hash code representation indicating the information about the instan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opulates the provided instance count map. the instance count map is used as part of the general app list synchronization mechanism. <text:s/>@param instancecountmap the map to popul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reconciliation hashcode. the hashcode is used to determine whether the applications list has changed since the last time it was acquired. <text:s/>@param instancecountmap the instance count map to use for generating the hash @return the hash code for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ffles the provided instances so that they will not always be returned in the same order. <text:s/>@param filterupinstances whether to return only up instan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ffles a whole region so that the instances will not always be returned in the same order. <text:s/>@param remoteregionsregistry the map of remote region names to their registries @param clientconfig the {@link eurekaclientconfig}, whose settings will be used to determine whether to filter to only up instances @param instanceregionchecker the instance region check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ext round-robin index for the given virtual host name. this index is reset after every registry fetch cycle. <text:s/>@param virtualhostname the virtual host name. @param secure indicates whether it is a secure request or a non-secure request. @return atomiclong value representing the next round-robin index.</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uffle the instances and filter for only {@link instancestatus#up} if requi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 the instance to the given map based if the vip address matches with that of the instance. note that an instance can be mapped to multiple vip addres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s the instances to the internal vip address map. <text:s/>@param app - the applications for which the instances need to be ad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move the &lt;em&gt;application&lt;/em&gt; from the list. <text:s/>@param app the &lt;em&gt;application&lt;/em&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utility class for stores any information that needs to exist as a pair. <text:s/>@author karthik ranganathan <text:s/>@param &lt;e1&gt; generics indicating the type information for the first one in the pair. @param &lt;e2&gt; generics indicating the type information for the second one in the pair.</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uto-generated method stub</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connection manager that uses {@link namedconnectionpool}, which provides connection reuse statistics, as its underlying connection pool. <text:s/>@author awang</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solves cluster addresses from dns. if the provided name contains only cname entry, the cluster server pool contains effectively single item, that may however resolve to different ips. this is not recommended configuration. in the configuration where dns name points to a record, all ips from that record are loaded. this resolver is not zone aware.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rootclusterdns cluster dns name containing cname or a record. @param port eureka sever port number @param relativeuri service relative uri that will be appended to server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etric timestamp, tracking last time when data were effectively chang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no change in the server pool, shutdown the new deleg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cluster resolver implementation that periodically creates a new {@link clusterresolver} instance that swaps the previous value. if the new resolver cannot be created or contains empty server list, the previous one is used. failed requests are retried using exponential back-off strategy. &lt;br/&gt; it provides more insight in form of additional logging and metrics, as it is supposed to be used as a top level resolver.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cheap enough so just re-u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resolver that on-demand resolves from configuration what the endpoints should be.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cluster resolver implementation that assumes that eureka cluster configuration is provided in two level, cascading dns txt records. the first level shall point to zone level dns entries, while at the zone level server pools shall be provided (either cnames or a records). if no txt record is found at the provided address, the resolver will add 'txt.' suffix to the address, and try to resolve that address. <text:s text:c="2"/>&lt;h3&gt;example&lt;/h3&gt; lets assume we have a service with root domain myservice.net, and a deployment in aws us-east-1 on all three zones. the root discovery domain would be:&lt;br/&gt; &lt;table border='1'&gt; &lt;thead&gt; &lt;th&gt;dns record&lt;/th&gt; &lt;th&gt;txt record content&lt;/th&gt; &lt;/thead&gt; &lt;tbody&gt; &lt;tr&gt;&lt;td&gt;txt.myservice.net&lt;/td&gt; &lt;td&gt; txt.us-east-1a.myservice.net txt.us-east-1b.myservice.net txt.us-east-1c.myservice.net &lt;/td&gt; &lt;/tr&gt; &lt;tr&gt;&lt;td&gt;txt.us-east-1a.myservice.net&lt;/td&gt; &lt;td&gt; ec2-1-2-3-4.compute-1.amazonaws.com ec2-1-2-3-5.compute-1.amazonaws.com &lt;/td&gt; &lt;/tr&gt; &lt;tr&gt;&lt;td&gt;txt.us-east-1b.myservice.net&lt;/td&gt; &lt;td&gt; ec2-1-2-3-6.compute-1.amazonaws.com ec2-1-2-3-7.compute-1.amazonaws.com &lt;/td&gt; &lt;/tr&gt; &lt;tr&gt;&lt;td&gt;txt.us-east-1c.myservice.net&lt;/td&gt; &lt;td&gt; ec2-1-2-3-8.compute-1.amazonaws.com ec2-1-2-3-9.compute-1.amazonaws.com &lt;/td&gt; &lt;/tr&gt; &lt;/tbody&gt; &lt;/table&gt; <text:s/>@author tomasz ba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rootclusterdns top level domain name, in the two level hierarchy (see {@link dnstxtrecordclusterresolver} documentation). @param extractzonefromdns if set to true, zone information will be extract from zone dns name. it assumed that the zone name is the name part immediately followint 'txt.' suffix. @param port eureka sever port number @param relativeuri service relative uri that will be appended to server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t is a cluster resolver that reorders the server list, such that the first server on the list is in the same zone as the client. the server is chosen randomly from the available pool of server in that zone. the remaining servers are appended in a random order, local zone first, followed by servers from other zone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zoneaffinity defines zone affinity (true) or anti-affinity rules (fa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lter out non-up instan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known set of applications, or null if the data is beyond the stalenss threshol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ixme not randomized in the endpointutils.getserviceurlsfromconfig, and no zone info to do this 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as of 2016-02-11. will be deleted in an upcoming release. see {@link com.netflix.discovery.shared.resolver.aws.configclusterresolver} for replacement. <text:s/>server resolver that mimics the behavior of the original implementation. either dns or server list resolvers are instantiated, and they can be swapped in runtime because of the dynamic configuration change. &lt;h3&gt;failures&lt;/h3&gt; if there is configuration change (from dns to server list or reverse), and the new resolver cannot be instantiated, it will be retried with exponential back-off (see {@link reloadingclusterresolver}).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that warm up is best effort. if the resolver is accessed by multiple threads pre warm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the first thread will block for the warmup (up to the configurable time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 name for metric purpo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etric timestamp, tracking last time when data were effectively chang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e direct handoff</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lock until done or timeo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directly from the ref and not the method so as to not trigger warm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async resolver that keeps a cached version of the endpoint list value for gets, and updates this cache periodically in a different thread.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n async resolver with an empty initial value. when this resolver is called for the first time, an initial warm up will be executed before scheduling the periodic update tas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reate an async resolver with a preset initial value. when this resolver is called for the first time, there will be no warm up and the initial value will be returned. the periodic update task will not be scheduled until after the first time getclusterendpoints ca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delegate the delegate resolver to async resolve from @param initialvalue the initial value to use @param executorthreadpoolsize the max number of threads for the threadpool @param refreshintervalms the async refresh interval @param warmuptimeoutms the time to wait for the initial warm u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 <text:s/>visible for 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inal check</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returns two element array with first item containing list of endpoints from client's zone, and in the second list all the remaining on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andomize server list. <text:s/>@return a copy of the original list with elements in the random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rue if both list are the same, possibly in a different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tatically configured eureka server pool.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use {@link #getnetwork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ookup service for finding active instances. <text:s/>@author karthik ranganathan, greg kim. @param &lt;t&gt; for backward compatibility</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corresponding {@link application} object which is basically a container of all registered &lt;code&gt;appname&lt;/code&gt; {@link instanceinfo}s. <text:s/>@param appname @return a {@link application} or null if we couldn't locate any app of the requested app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link applications} object which is basically a container of all currently registered {@link application}s. <text:s/>@return {@link applic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link list} of {@link instanceinfo}s matching the the passed in id. a single {@link instanceinfo} can possibly be registered w/ more than one {@link application}s <text:s/>@param id @return {@link list} of {@link instanceinfo}s or {@link java.util.collections#emptyl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next possible server to process the requests from the registry information received from eureka. <text:s/>&lt;p&gt; the next server is picked on a round-robin fashion. by default, this method just returns the servers that are currently with {@link com.netflix.appinfo.instanceinfo.instancestatus#up} status. this configuration can be controlled by overriding the {@link com.netflix.discovery.eurekaclientconfig#shouldfilteronlyupinstances()}. <text:s/>note that in some cases (eureka emergency mode situation), the instances that are returned may not be unreachable, it is solely up to the client at that point to timeout quickly and retry the next server. &lt;/p&gt; <text:s/>@param virtualhostname the virtual host name that is associated to the servers. @param secure indicates whether this is a http or a https request - secure means https. @return the {@link instanceinfo} information which contains the public host name of the next server in line to process the request based on the round-robin algorithm. @throws java.lang.runtimeexception if the virtualhostname does not exis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use {@link #withsslcontext(ssl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se {@link #withsslcontext(sslcontex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resolvers for the client factor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table:style-name="ce1"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f all else fails, return the 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o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otential future feature, guarding with experimental flag for no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a bootstrap resolver that resolves eureka server endpoints based on either dns or static config, depending on configuration for one or the other. this resolver will warm up at the sta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a bootstrap resolver that resolves eureka server endpoints via a remote call to a `vip source` the local registry, where the source is found from a rootresolver (dns or confi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a resolver that resolves eureka server endpoints for query operation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a composite resolver that resolves eureka server endpoints for query operations, given two resolvers: a resolver that can resolve targets via a remote call to a remote source, and a resolver that can resolve targets via data in the local regist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ancel is best eff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evaluation rules implemented in com.netflix.discovery.discoveryclient#isok(...) metho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evaluator that only care about http 2xx respons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ust log message as the underlying client should log the stacktr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nnection error or 5xx from the server that must be retried on another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f enough hosts are bad, we have no choice but start over aga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revent threshold is too lar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o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retryableeurekahttpclient} retries failed requests on subsequent servers in the cluster. it maintains also simple quarantine list, so operations are not retried again on servers that are not reachable at the moment. &lt;h3&gt;quarantine&lt;/h3&gt; all the servers to which communication failed are put on the quarantine list. first successful execution clears this list, which makes those server eligible for serving future requests. the list is also cleared once all available servers are exhausted. &lt;h3&gt;5xx&lt;/h3&gt; if 5xx status code is returned, {@link serverstatusevaluator} predicate evaluates if the retries should be retried on another server, or the response with this status code returned to the client. <text:s/>@author tomasz bak @author li gang</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http status code evaluator, that can be used to make a decision whether it makes sense to immediately retry a request on another server or stick to the current one. registration requests are critical to complete as soon as possible, so any server error should be followed by retry on another one. registry fetch/delta fetch should stick to the same server, to avoid delta hash code mismatches. see https://github.com/netflix/eureka/issues/628.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eurekahttpclient} that follows redirect links, and executes the requests against the finally resolved endpoint. if registration and query requests must handled separately, two different instances shall be created. &lt;h3&gt;thread safety&lt;/h3&gt; methods in this class may be called concurrently.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delegate client should pass through 3xx responses without further process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sessionedeurekahttpclient} enforces full reconnect at a regular interval (a session), preventing a client to sticking to a particular eureka server instance forever. this in turn guarantees even load distribution in case of cluster topology change.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a randomized sessionduration in ms calculated as +/- an additional amount in [0, sessiondurationms/2]</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all keys are before any prefixes are appli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ants pertaining to property based transport configs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version of jersey1 {@link eurekahttpclient} to be used by applications.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super's dependencies are dummies, and will delegate all calls to th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the overridden metho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apts a version 4.3+ {@link sslconnectionsocketfactory} to a pre 4.3 {@link sslsocketfactory}. this allows {@link httpclient}s built using the deprecated pre 4.3 apis to use ssl improvements from 4.3, e.g. sni. <text:s/>@author william tr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lean up resour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mon properties to all cli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pin a client to specific server in case redirect happens, we handle redirects di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discoveryclient.makeremotecall metho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ue to bug in apache client, user name/password must always be 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therwise proxy configuration 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lean up resourc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e schemeregistryfactory#create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hostnameverifi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n't try and deserialize random html errors from the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 destroy jerseyclient, as it is owned by the corresponding eurekahttpclientfactor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jersey1 implementation of discoveryclientoptionalarg. <text:s/>@author matt nelso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jersey client contains a cleaner already so only create this cleaner if we don't have a jersey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ommon properties to all cli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 pin a client to specific server in case redirect happens, we handle redirects di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e discoveryclient.makeremotecall metho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ue to bug in apache client, user name/password must always be 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therwise proxy configuration is ignor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gzip content encoding sup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lways enable client identity heade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link eurekajerseyclient} is deprecated and will be remov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urrently use eurekajerseyclientbuilder. once old transport in discoveryclient is removed, incorporate eurekajerseyclientbuilder here, and remove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ince jersey 1.19 depends on legacy apache http-client api, we have to as we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periodic process running in background cleaning apache http client connection pool out of idle connections. this prevents from accumulating unused connections in half-closed st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ow level eureka http client api.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top level factory to create http clients for application/eurekaclient use <text:s/>@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low level client factory interface. not advised to be used by top level consumers.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fig class that governs configurations relevant to the transport layer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reconnect inverval to use for sessioned clien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percentage of the full endpoints set above which the quarantine set is cleared in the range [0, 1.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max staleness threshold tolerated by the applications resol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y default, the applications resolver extracts the public hostname from internal instanceinfos for resolutions. set this to true to change this behaviour to use ip addresses instead (private ip if ip type can be determined). <text:s/>@return false by 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interval to poll for the async resol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async refresh timeout threshold in m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max threadpool size for the async resolver's execu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remote vipaddress of the primary eureka cluster to register with. <text:s/>@return the vipaddress for the write cluster to register wit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e remote vipaddress of the eureka cluster (either the primaries or a readonly replica) to fetch registry data from. <text:s/>@return the vipaddress for the readonly cluster to redirect to, if applicable (can be the same as the bootstr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an be used to specify different bootstrap resolve strategies. current supported strategies are: - default (if no match): bootstrap from dns txt records or static config hostnames - composite: bootstrap from local registry if data is available and warm (see {@link #getapplicationsresolverdatastalenessthresholdseconds()}, otherwise fall back to a backing default <text:s/>@return null for the default strategy, by 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y default, the transport uses the same (bootstrap) resolver for queries. <text:s/>set this property to false to use an indirect resolver to resolve query targets via {@link #getreadclustervip()}. this indirect resolver may or may not return the same targets as the bootstrap servers depending on how servers are setup. <text:s/>@return true by 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solve host name to the bottom a-record or the latest available cname <text:s/>@return ip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solve a-record entry for a given domain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5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handler that can be registered with an {@link eurekaclient} at creation time to execute pre registration logic. the pre registration logic need to be synchronous to be guaranteed to execute before registr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ystem time when the event happen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lass to be extended by all discovery events. abstract as it doesn't make sense for generic events to be published directl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return the system time in milliseconds when the event happen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class holds metadata information related to eureka client auth with the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note: all keys are before any prefixes are appli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ants pertaining to property based instance configs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pplications can implement this interface and register a callback with the {@link com.netflix.discovery.eurekaclient#registerhealthcheckcallback(healthcheckcallback)}. <text:s/>&lt;p&gt; your callback will be invoked every {@link eurekainstanceconfig#getleaserenewalintervalinseconds()} if the instance is in {@link instanceinfo.instancestatus#starting} status, we will delay the callback until the status changes.returning a false to the checkhealth() method will mark the instance {@link instanceinfo.instancestatus#down} with eureka. &lt;/p&gt; <text:s/>&lt;p&gt; eureka server normally just relies on &lt;em&gt;heartbeats&lt;/em&gt; to identify the &lt;em&gt;status&lt;/em&gt; of an instance. application could decide to implement their own &lt;em&gt;healthpage&lt;/em&gt; check here or use the built-in jersey resource {@link healthcheckresource}. &lt;/p&gt; <text:s/>@deprecated use {@link com.netflix.appinfo.healthcheckhandler} instead. @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if false, the instance will be marked {@link instanceinfo.instancestatus#down} with eureka. if the instance was already marked {@link instanceinfo.instancestatus#down} , returning true here will mark the instance back to {@link instanceinfo.instancestatus#up}. <text:s/>@return true if the call back returns healthy,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lient settin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rver popul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legac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presents the &lt;em&gt;lease&lt;/em&gt; information with &lt;em&gt;eureka&lt;/em&gt;. <text:s/>&lt;p&gt; &lt;em&gt;eureka&lt;/em&gt; decides to remove the instance out of its view depending on the duration that is set in {@link eurekainstanceconfig#getleaseexpirationdurationinseconds()} which is held in this lease. the lease also tracks the last time it was renewed.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registration timestamp. <text:s/>@param ts time when the lease was first registered. @return the {@link leas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last renewal timestamp of lease. <text:s/>@param ts time when the lease was last renewed. @return the {@link leas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de-registration timestamp. <text:s/>@param ts time when the lease was removed. @return the {@link leas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service up timestamp. <text:s/>@param ts time when the leased service marked as up. @return the {@link leas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client specified setting for eviction (e.g. how long to wait without renewal event). <text:s/>@param d time in seconds after which the lease would expire without renewa. @return the {@link leas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client specified setting for renew interval. <text:s/>@param i the time interval with which the renewals will be renewed. @return the {@link leas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 the {@link instanceinfo}. <text:s/>@return the {@link leaseinfo} information built based on the supplied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odo: note about renewaltimestamp legacy: the previous change to use jackson ser/deser changed the field name for lastrenewaltimestamp to renewaltimestamp for serialization, which causes an incompatibility with the jacksonng codec when the server returns data with field renewaltimestamp and jacksonng expects lastrenewaltimestamp. remove this legacy field from client code in a few releases (once servers are updated to a release that generates json with the correct lastrenewaltimestam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registration timestamp. <text:s/>@return time in milliseconds since epo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last renewal timestamp of lease. <text:s/>@return time in milliseconds since epo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de-registration timestamp. <text:s/>@return time in milliseconds since epo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service up timestamp. <text:s/>@return time in milliseconds since epo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client specified setting for renew interval. <text:s/>@return time in milliseconds since epo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client specified setting for eviction (e.g. how long to wait w/o renewal event) <text:s/>@return time in milliseconds since epoch.</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uto-generated method stub</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uto-generated method stub</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uto-generated method stub</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auto-generated method stub</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abstract instance info configuration with some defaults to get the users started quickly.the users have to override only a few methods to register their instance with eureka server.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2016-08-29 use {@link commonconstants#default_config_namesp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isinstanceenabledon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nonsecure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secure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isnonsecureporten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secureporten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leaserenewalintervalin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leaseexpirationdurationin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virtualhost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securevirtualhost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asg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host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metadatama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datacenter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instanceconfig#getip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move this when discoverymanager is finally no longer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provider is necessary because the namespace is optional. @author elanda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only really exist for legacy sup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vert &lt;code&gt;vipaddress&lt;/code&gt; by substituting environment variables if necessary. <text:s/>@param vipaddressmacro the macro for which the interpolation needs to be made. @return a string representing the final &lt;code&gt;vipaddress&lt;/code&gt; after substitu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remove this when discoverymanager is finally no longer us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uild the lease information to be passed to the server based on confi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uilder the instance information to be registered with eureka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t the appropriate id for the instanceinfo, falling back to datacenter id if applicable, else host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fresh aws data center info, and return up to date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fail saf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tart off with the starting state to avoid traff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 any user-specific metadata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nly add the metadata if the value is pres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stanceinfo provider that constructs the instanceinfo this this instance using eurekainstanceconfig. <text:s/>this provider is @singleton scope as it provides the instanceinfo for both discoveryclient and applicationinfomanager, and need to provide the same instanceinfo to both. <text:s/>@author elanda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solve the default address <text:s/>@param refresh @retur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link instanceinfo} configuration for the non-aws datacenter.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in this method invocation data center info will be refres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link instanceinfo} configuration for aws cloud deployments. <text:s/>&lt;p&gt; the information required for registration with eureka by a combination of user-supplied values as well as querying aws instance metadata.an utility class {@link amazoninfo} helps in retrieving aws specific values. some of that information including &lt;em&gt;availability zone&lt;/em&gt; is used for determining which eureka server to communicate to.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 <text:s/>visible for testing <text:s/>visible for testing * @deprecated use {@link #resolvedefaultaddress(boolea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2016-09-07 <text:s/>refresh instance info - currently only used when in aws cloud as a public ip can change whenever an eip is associated or dissoci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2016-09-07</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us</text:p>
          </table:table-cell>
          <table:table-cell office:value-type="string" calcext:value-type="string">
            <text:p>AUXILIARY</text:p>
          </table:table-cell>
          <table:table-cell office:value-type="string" calcext:value-type="string">
            <text:p>FALS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fixed) instanceid for this instanceinfo. this should be unique within the scope of the app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faults to 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ext:p>
          </table:table-cell>
          <table:table-cell office:value-type="string" calcext:value-type="string">
            <text:p>AUXILIARY</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for compatibilit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this else if can be removed once the server no longer uses legacy js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odo this else if can be removed once the server no longer uses legacy xm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ady to receive traff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 send traffic- healthcheck callback fai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just about starting- initializations to be done - do no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send traff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tentionally shutdown for traff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gnore and fall through to unknow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else don't update lastdirtytimestamp as we are setting isdirty to fal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dded in the discovery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changed in the discovery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leted from the discovery serv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class that holds information required for registration with &lt;tt&gt;eureka server&lt;/tt&gt; and to be discovered by other components. &lt;p&gt; &lt;code&gt;@auto&lt;/code&gt; annotated fields are serialized as is; other fields are serialized as specified by the &lt;code&gt;@serializer&lt;/code&gt;.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instanceinfo} json and xml format for port information does not follow the usual conventions, which makes its mapping complicated. this class represents the wire format for port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hallow copy constructor. <text:s/>@param ii the object to cop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application name of the instance.this is mostly used in querying of instances. <text:s/>@param appname the application name. @return the instance 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fully qualified hostname of this running instance.this is mostly used in constructing the {@link java.net.url} for communicating with the instance. <text:s/>@param hostname the host name of the instance.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status of the instances.if the status is up, that is when the instance is ready to service requests. <text:s/>@param status the {@link instancestatus} of the instance.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status overridden by some other external process.this is mostly used in putting an instance out of service to block traffic to it. <text:s/>@param status the overridden {@link instancestatus} of the instance. @return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ip address of this running instance. <text:s/>@param ip the ip address of the instance.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identity of this application instance. <text:s/>@param sid the sid of the instance.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port number that is used to service requests. <text:s/>@param port the port number that is used to service requests.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secure port that is used to service requests. <text:s/>@param port the secure port that is used to service requests.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enabled or disable secure/non-secure ports . <text:s/>@param type <text:s text:c="5"/>secure or non-secure. @param isenabled true if enabled. @return the instance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absolute home page {@link java.net.url} for this instance. the users can provide the &lt;code&gt;homepageurlpath&lt;/code&gt; if the home page resides in the same instance talking to discovery, else in the cases where the instance is a proxy for some other server, it can provide the full {@link java.net.url}. if the full {@link java.net.url} is provided it takes precedence. &lt;p&gt; &lt;p&gt; the full {@link java.net.url} should follow the format http://${netflix.appinfo.hostname}:7001/ where the value ${netflix.appinfo.hostname} is replaced at runtime. &lt;/p&gt; <text:s/>@param relativeurl the relative url path of the home page. @param expliciturl - the full {@link java.net.url} for the home page @return the instance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sethomepageurl(string, string)} has complex logic that should not be invoked when we deserialize {@link instanceinfo} object, or home page url is formatted already by the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absolute status page {@link java.net.url} for this instance. the users can provide the &lt;code&gt;statuspageurlpath&lt;/code&gt; if the status page resides in the same instance talking to discovery, else in the cases where the instance is a proxy for some other server, it can provide the full {@link java.net.url}. if the full {@link java.net.url} is provided it takes precedence. &lt;p&gt; &lt;p&gt; the full {@link java.net.url} should follow the format http://${netflix.appinfo.hostname}:7001/status where the value ${netflix.appinfo.hostname} is replaced at runtime. &lt;/p&gt; <text:s/>@param relativeurl - the {@link java.net.url} path for status page for this instance @param expliciturl - the full {@link java.net.url} for the status page @return - 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setstatuspageurl(string, string)} has complex logic that should not be invoked when we deserialize {@link instanceinfo} object, or status page url is formatted already by the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absolute health check {@link java.net.url} for this instance for both secure and non-secure communication the users can provide the &lt;code&gt;healthcheckurlpath&lt;/code&gt; if the healthcheck page resides in the same instance talking to discovery, else in the cases where the instance is a proxy for some other server, it can provide the full {@link java.net.url}. if the full {@link java.net.url} is provided it takes precedence. &lt;p&gt; &lt;p&gt; the full {@link java.net.url} should follow the format http://${netflix.appinfo.hostname}:7001/healthcheck where the value ${netflix.appinfo.hostname} is replaced at runtime. &lt;/p&gt; <text:s/>@param relativeurl <text:s text:c="6"/>- the {@link java.net.url} path for healthcheck page for this instance. @param expliciturl <text:s text:c="6"/>- the full {@link java.net.url} for the healthcheck page. @param secureexpliciturl the full secure explicit url of the healthcheck page. @return the instance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link #sethealthcheckurls(string, string, string)} has complex logic that should not be invoked when we deserialize {@link instanceinfo} object, or health check urls are formatted already by the clien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virtual internet protocol address for this instance. the address should follow the format &lt;code&gt;&lt;hostname:port&gt;&lt;/code&gt; this address needs to be resolved into a real address for communicating with this instance. <text:s/>@param vipaddress - the virtual internet protocol address of this instance. @return the instance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ter used during deserialization process, that does not do macro expansion on the provided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secure virtual internet protocol address for this instance. the address should follow the format &lt;hostname:port&gt; this address needs to be resolved into a real address for communicating with this instance. <text:s/>@param securevipaddress the secure vip address of the instance. @return - builder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ter used during deserialization process, that does not do macro expansion on the provided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datacenter information. <text:s/>@param datacenter the datacenter information for where this instance is running.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instance lease information. <text:s/>@param info the lease information for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dd arbitrary metadata to running instance. <text:s/>@param key the key of the metadata. @param val the value of the metadata. @return the {@link instance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place the existing metadata map with a new one. <text:s/>@param mt the new metadata name. @return instance 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encapsulated instance info even it it is not built fully. <text:s/>@return the existing information about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 the {@link instanceinfo} object. <text:s/>@return the {@link instanceinfo} that was built based on the information suppli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aws asg name for this instance. <text:s/>@param asgname the asg name for this instance. @return the instance info buil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raw instanceid. for compatibility, prefer to use {@link #get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name of the application registering with discovery. <text:s/>@return the string denoting the application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default network address to connect to this instance. typically this would be the fully qualified public hostname. <text:s/>however the user can configure the {@link eurekainstanceconfig} to change the default value used to populate this field using the {@link eurekainstanceconfig#getdefaultaddressresolutionorder()} property. <text:s/>if a use case need more specific hostnames or ips, please use data from {@link #getdatacenterinfo()}. <text:s/>for legacy reasons, it is difficult to introduce a new address-type field that is agnostic to hostname/ip. <text:s/>@return the default address (by default the public host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unique id of the instance. (note) now that id is set at creation time within the instanceprovider, why do the other checks? this is still necessary for backwards compatibility when upgrading in a deployment with multiple client versions (some with the change, some without). <text:s/>@return the unique 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ip address of the instance. <text:s/>@return - the ip address, in aws scenario it is a private ip.</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port number that is used for servicing requests. <text:s/>@return - the non-secure port numb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status of the instance. <text:s/>@return the status indicating whether the instance can handle request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overridden status if any of the instance. <text:s/>@return the status indicating whether an external process has changed the statu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data center information identifying if it is aws or not. <text:s/>@return the data center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lease information regarding when it expires. <text:s/>@return the lease information of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lease information regarding when it expires. <text:s/>@param info the lease information of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all application specific metadata set on the instance. <text:s/>@return application specific meta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secure port that is used for servicing requests. <text:s/>@return the secure 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hecks whether a port is enabled for traffic or not. <text:s/>@param type indicates whether it is secure or non-secure port. @return true if the port is enabl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time elapsed since epoch since the instance status has been last updated. <text:s/>@return the time elapsed since epoch since the instance has been last upd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update time for this instance when the status was updat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home page {@link java.net.url} set for this instance. <text:s/>@return home page {@link java.net.ur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status page {@link java.net.url} set for this instance. <text:s/>@return status page {@link java.net.ur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absolute urls for the health check page for both secure and non-secure protocols. if the port is not enabled then the url is excluded. <text:s/>@return a set containing the string representation of health check urls for secure and non secure protoco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virtual internet protocol address for this instance. defaults to hostname if not specified. <text:s/>@return - the virtual internet protocol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secure virtual internet protocol address for this instance. defaults to hostname if not specified. <text:s/>@return - the secure virtual internet protocol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ast time stamp when this instance was touched. <text:s/>@return last timestamp when this instance was tou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time indicating that the instance was touched. <text:s/>@param lastdirtytimestamp time when the instance was touch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status for this instance. <text:s/>@param status status for this instance. @return the prev status if a different status from the current was set, null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status for this instance without updating the dirty timestamp. <text:s/>@param status status for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overridden status for this instance.normally set by an external process to disable instance from taking traffic. <text:s/>@param status overridden status for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whether any state changed so that {@link com.netflix.discovery.eurekaclient} can check whether to retransmit info or not on the next heartbeat. <text:s/>@return true if the {@link instanceinfo} is dirty,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lastdirtytimestamp if is dirty, null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param isdirty true if dirty, false otherwise. @deprecated use {@link #setisdirty()} and {@link #unsetisdirty(long)} to set and unset &lt;p&gt; sets the dirty flag so that the instance information can be carried to the discovery server on the next heartbe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the dirty flag so that the instance information can be carried to the discovery server on the next heartbea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dirty flag, and also return the timestamp of the isdirty event <text:s/>@return the timestamp when the isdirty flag is 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unset the dirty flag iff the unsetdirtytimestamp matches the lastdirtytimestamp. no-op if lastdirtytimestamp &gt; unsetdirtytimestamp <text:s/>@param unsetdirtytimestamp the expected lastdirtytimestamp to unse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s a flag if this instance is the same as the discovery server that is return the instances. this flag is used by the discovery clients to identity the discovery server which is coordinating/returning the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finds if this instance is the coordinating discovery server. <text:s/>@return - true, if this instance is the coordinating discovery server,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type of action done on the instance in the server.primarily used for updating deltas in the {@link com.netflix.discovery.eurekaclient} instance. <text:s/>@return action type done on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action type performed on this instance in the server. <text:s/>@param actiontype action type done on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aws autoscaling group name if any. <text:s/>@return autoscaling group name of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specification version of this application. <text:s/>@return the string indicating the version of the applic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 application specific metadata to be sent to the discovery server. <text:s/>@param runtimemetadata map containing key/value pai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zone that a particular instance is in. note that for aws deployments, myinfo should contain aws datacenterinfo which should contain the aws zone of the instance, and availzones is ignored. <text:s/>@param availzones the list of available zones for non-aws deployments @param myinfo - the instanceinfo object of the instance. @return - the zone in which the particular instance belongs t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instance id being null means we could not get the amazon meta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property to not validate instance ids may be set f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evelopment and in that scenario, populate instance i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and public hostname with the hostname of the machin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legacy code and log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might be a case of vpc where the instance id is not null, bu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public hostname might be nul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e datacenter info has changed, re-sync 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holder class for amazoninfo that exposes some apis to allow for refresh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 fallback provider for a default set of ip and hostname if equivalent data are not available from the ec2 metadata ur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 <text:s/>visible for testing * refresh the locally held version of {@link com.netflix.appinfo.amazon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 * @return the locally held version of {@link com.netflix.appinfo.amazoninfo}</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ules of updating amazoninfo: - instanceid must exist - localip/privateip must exist - publichostname does not necessarily need to exist (e.g. in vp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visible for testing</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 not go to healthcheck handler if the status is starting or oo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nitesh kan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nerally indicates the unique identifier of a {@link com.netflix.appinfo.datacenterinfo}, if applicable. <text:s/>@author rthomas@atlassian.co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fig related to loading of amazon metadata from the ec2 metadata url. <text:s/>@author david liu</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config namespa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whether errors reading from the ec2 metadata url should be logg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read timeout when connecting to the metadata ur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connect timeout when connecting to the metadata ur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 the number of retries when unable to read a value from the metadata url</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hen creating an amazoninfo via {@link com.netflix.appinfo.amazoninfo.builder#autobuild(string)}, a fail fast mechanism exist based on the below configuration. if enabled (default to true), the {@link com.netflix.appinfo.amazoninfo.builder#autobuild(string)} method will exit early after failing to load the value for the first metadata key (instanceid), after the expected number of retries as defined by {@link #getnumretries()}. <text:s/>@return whether autoloading should fail fast if loading has failed for the first field (after all retr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when amazoninfo is specified, setting this to false allows progress on building the amazoninfo even if the instanceid of the environment is not able to be validated. <text:s/>@return whether to progress with amazoninfo construction if the instanceid cannot be validat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uthor tomasz bak</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properties based {@link instanceinfo} configuration. <text:s/>&lt;p&gt; the information required for registration with eureka server is provided in a configuration file.the configuration file is searched for in the classpath with the name specified by the property &lt;em&gt;eureka.client.props&lt;/em&gt; and with the suffix &lt;em&gt;.properties&lt;/em&gt;. if the property is not specified, &lt;em&gt;eureka-client.properties&lt;/em&gt; is assumed as the default.the properties that are looked up uses the &lt;em&gt;namespace&lt;/em&gt; passed on to this class. &lt;/p&gt; <text:s/>&lt;p&gt; if the &lt;em&gt;eureka.environment&lt;/em&gt; property is specified, additionally &lt;em&gt;eureka-client-&lt;eureka.environment&gt;.properties&lt;/em&gt; is loaded in addition to &lt;em&gt;eureka-client.properties&lt;/em&gt;.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isinstanceenabledoni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getnonsecure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getsecurepor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isnonsecureporten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getsecureportenabl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getleaserenewalintervalinseconds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 getleaseexpirationdurationin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getvirtualhost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getsecurevirtualhost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on-javadoc) <text:s/>@see com.netflix.appinfo.abstractinstanceconfig#getasg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metadata map associated with the instance. the properties that will be looked up for this will be &lt;code&gt;namespace + `.metadata`&lt;/code&gt;. <text:s/>&lt;p&gt; for instance, if the given namespace is &lt;code&gt;eureka.appinfo&lt;/code&gt;, the metadata keys are searched under the namespace &lt;code&gt;eureka.appinfo.metadata&lt;/code&gt;. &lt;/p&g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if the public ipv4 address of the instance should be advertised. @return true if the public ipv4 address of the instance should be advertised, false otherwise .</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nfiguration information required by the instance to register with eureka server. once registered, users can look up information from {@link com.netflix.discovery.eurekaclient} based on virtual hostname (also called vipaddress), the most common way of doing it or by other means to get the information necessary to talk to other instances registered with &lt;em&gt;eureka&lt;/em&gt;. <text:s/>&lt;p&gt; as requirements of registration, an id and an appname must be supplied. the id should be unique within the scope of the appname. &lt;/p&gt; <text:s/>&lt;p&gt; note that all configurations are not effective at runtime unless and otherwise specified. &lt;/p&gt;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unique id (within the scope of the appname) of this instance to be registered with eureka. <text:s/>@return the (appname scoped) unique id for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name of the application to be registered with eureka. <text:s/>@return string denoting the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name of the application group to be registered with eureka. <text:s/>@return string denoting the nam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instance should be enabled for taking traffic as soon as it is registered with eureka. sometimes the application might need to do some pre-processing before it is ready to take traffic. <text:s/>:( public api typos are the worst. i think this was meant to be `oninit`. <text:s/>@return true to immediately start taking traffic,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t;code&gt;non-secure&lt;/code&gt; port on which the instance should receive traffic. <text:s/>@return the non-secure port on which the instance should receive traff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lt;code&gt;secure port&lt;/code&gt; on which the instance should receive traffic. <text:s/>@return the secure port on which the instance should receive traffic.</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lt;code&gt;non-secure&lt;/code&gt; port should be enabled for traffic or not. <text:s/>@return true if the &lt;code&gt;non-secure&lt;/code&gt; port is enabl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whether the &lt;code&gt;secure&lt;/code&gt; port should be enabled for traffic or not. <text:s/>@return true if the &lt;code&gt;secure&lt;/code&gt; port is enabled, false otherwi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how often (in seconds) the eureka client needs to send heartbeats to eureka server to indicate that it is still alive. if the heartbeats are not received for the period specified in {@link #getleaseexpirationdurationinseconds()}, eureka server will remove the instance from its view, there by disallowing traffic to this instance. <text:s/>&lt;p&gt; note that the instance could still not take traffic if it implements {@link healthcheckcallback} and then decides to make itself unavailable. &lt;/p&gt; <text:s/>@return time in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indicates the time in seconds that the eureka server waits since it received the last heartbeat before it can remove this instance from its view and there by disallowing traffic to this instance. <text:s/>&lt;p&gt; setting this value too long could mean that the traffic could be routed to the instance even though the instance is not alive. setting this value too small could mean, the instance may be taken out of traffic because of temporary network glitches.this value to be set to atleast higher than the value specified in {@link #getleaserenewalintervalinseconds()} . &lt;/p&gt; <text:s/>@return value indicating time in second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virtual host name defined for this instance. <text:s/>&lt;p&gt; this is typically the way other instance would find this instance by using the virtual host name.think of this as similar to the fully qualified domain name, that the users of your services will need to find this instance. &lt;/p&gt; <text:s/>@return the string indicating the virtual host name which the clients use to call this serv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secure virtual host name defined for this instance. <text:s/>&lt;p&gt; this is typically the way other instance would find this instance by using the secure virtual host name.think of this as similar to the fully qualified domain name, that the users of your services will need to find this instance. &lt;/p&gt; <text:s/>@return the string indicating the secure virtual host name which the clients use to call this servi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lt;code&gt;aws autoscaling group name&lt;/code&gt; associated with this instance. this information is specifically used in an aws environment to automatically put an instance out of service after the instance is launched and it has been disabled for traffic.. <text:s/>@return the autoscaling group name associated with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hostname associated with this instance. this is the exact name that would be used by other instances to make calls. <text:s/>@param refresh true if the information needs to be refetched, false otherwise. @return hostname of this instance which is identifiable by other instances for making remote call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metadata name/value pairs associated with this instance. this information is sent to eureka server and can be used by other instances. <text:s/>@return map containing application-specific meta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turns the data center this instance is deployed. this information is used to get some aws specific instance information if the instance is deployed in aws. <text:s/>@return information that indicates which data center this instance is deployed i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ipadress of the instance. this information is for academic purposes only as the communication from other instances primarily happen using the information supplied in {@link #gethostname(boolean)}. <text:s/>@return the ip address of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relative status page {@link java.net.url} &lt;em&gt;path&lt;/em&gt; for this instance. the status page url is then constructed out of the {@link #gethostname(boolean)} and the type of communication - secure or unsecure as specified in {@link #getsecureport()} and {@link #getnonsecureport()}. <text:s/>&lt;p&gt; it is normally used for informational purposes for other services to find about the status of this instance. users can provide a simple &lt;code&gt;html&lt;/code&gt; indicating what is the current status of the instance. &lt;/p&gt; <text:s/>@return - relative &lt;code&gt;url&lt;/code&gt; that specifies the status pa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absolute status page {@link java.net.url} for this instance. the users can provide the {@link #getstatuspageurlpath()} if the status page resides in the same instance talking to eureka, else in the cases where the instance is a proxy for some other server, users can provide the full {@link java.net.url}. if the full {@link java.net.url} is provided it takes precedence. <text:s/>&lt;p&gt; * it is normally used for informational purposes for other services to find about the status of this instance. users can provide a simple &lt;code&gt;html&lt;/code&gt; indicating what is the current status of the instance. . the full {@link java.net.url} should follow the format http://${eureka.hostname}:7001/ where the value ${eureka.hostname} is replaced at runtime. &lt;/p&gt; <text:s/>@return absolute status page url of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relative home page {@link java.net.url} &lt;em&gt;path&lt;/em&gt; for this instance. the home page url is then constructed out of the {@link #gethostname(boolean)} and the type of communication - secure or unsecure as specified in {@link #getsecureport()} and {@link #getnonsecureport()}. <text:s/>&lt;p&gt; it is normally used for informational purposes for other services to use it as a landing page. &lt;/p&gt; <text:s/>@return relative &lt;code&gt;url&lt;/code&gt; that specifies the home pa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absolute home page {@link java.net.url} for this instance. the users can provide the {@link #gethomepageurlpath()} if the home page resides in the same instance talking to eureka, else in the cases where the instance is a proxy for some other server, users can provide the full {@link java.net.url}. if the full {@link java.net.url} is provided it takes precedence. <text:s/>&lt;p&gt; it is normally used for informational purposes for other services to use it as a landing page. the full {@link java.net.url} should follow the format http://${eureka.hostname}:7001/ where the value ${eureka.hostname} is replaced at runtime. &lt;/p&gt; <text:s/>@return absolute home page url of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relative health check {@link java.net.url} &lt;em&gt;path&lt;/em&gt; for this instance. the health check page url is then constructed out of the {@link #gethostname(boolean)} and the type of communication - secure or unsecure as specified in {@link #getsecureport()} and {@link #getnonsecureport()}. <text:s/>&lt;p&gt; it is normally used for making educated decisions based on the health of the instance - for example, it can be used to determine whether to proceed deployments to an entire farm or stop the deployments without causing further damage. &lt;/p&gt; <text:s/>@return - relative &lt;code&gt;url&lt;/code&gt; that specifies the health check pag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absolute health check page {@link java.net.url} for this instance. the users can provide the {@link #gethealthcheckurlpath()} if the health check page resides in the same instance talking to eureka, else in the cases where the instance is a proxy for some other server, users can provide the full {@link java.net.url}. if the full {@link java.net.url} is provided it takes precedence. <text:s/>&lt;p&gt; it is normally used for making educated decisions based on the health of the instance - for example, it can be used to determine whether to proceed deployments to an entire farm or stop the deployments without causing further damage. <text:s/>the full {@link java.net.url} should follow the format http://${eureka.hostname}:7001/ where the value ${eureka.hostname} is replaced at runtime. &lt;/p&gt; <text:s/>@return absolute health check page url of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absolute secure health check page {@link java.net.url} for this instance. the users can provide the {@link #getsecurehealthcheckurl()} if the health check page resides in the same instance talking to eureka, else in the cases where the instance is a proxy for some other server, users can provide the full {@link java.net.url}. if the full {@link java.net.url} is provided it takes precedence. <text:s/>&lt;p&gt; it is normally used for making educated decisions based on the health of the instance - for example, it can be used to determine whether to proceed deployments to an entire farm or stop the deployments without causing further damage. the full {@link java.net.url} should follow the format http://${eureka.hostname}:7001/ where the value ${eureka.hostname} is replaced at runtime. &lt;/p&gt; <text:s/>@return absolute health check page url of this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an instance's network addresses should be fully expressed in it's {@link datacenterinfo}. for example for instances in aws, this will include the publichostname, publicip, privatehostname and privateip, when available. the {@link com.netflix.appinfo.instanceinfo} will further express a `default address`, which is a field that can be configured by the registering instance to advertise it's default address. this configuration allowed for the expression of an ordered list of fields that can be used to resolve the default address. the exact field values will depend on the implementation details of the corresponding implementing datacenterinfo types. <text:s/>@return an ordered list of fields that should be used to preferentially resolve this instance's default address, empty string[] for default.</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namespace used to find properties. @return the namespace used to find propertie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status 20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status 204</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503</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status 50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turn status 500</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basic &lt;em&gt;healthcheck&lt;/em&gt; jersey resource. <text:s/>this can be used a {@link healthcheckcallback} resource if required. @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 simple interface for indicating which &lt;em&gt;datacenter&lt;/em&gt; a particular instance belongs. <text:s/>@author karthik ranganathan</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single_line</text:p>
          </table:table-cell>
          <table:table-cell office:value-type="string" calcext:value-type="string">
            <text:p>always have this first as we use it as a fail fast mechanism</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c is declared above vpcid so will be found before vpcid (where it is neede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o need to use a json deserializer, do a custom regex par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don't break here as we want to read the full buffer for a clean connection clo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override to apply prepend and appen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need to read all the buffer for a clean connection clos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mac should be read before vpcid due to declaration ord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break out of loop and return whatever we have thus fa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text:s/>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an aws specific {@link datacenterinfo} implementation. <text:s/>&lt;p&gt; gets aws specific information for registration with eureka by making a http call to an aws service as recommended by aws. &lt;/p&gt; <text:s/>@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 the {@link instanceinfo} information. <text:s/>@return aws specific instance informati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build the {@link amazoninfo} automatically via http calls to instance metadata api. <text:s/>@param namespace the namespace to look for configuration properties. @return the instance information specific to aw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nstructor provided for deserialization framework. it is expected that {@link amazoninfo} will be built programmatically using {@link amazoninfo.builder}. <text:s/>@param name this value is ignored, as it is always set to `amazon`</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 the metadata information specific to aws. <text:s/>@return the map of aws metadata as specified by {@link metadatakey}.</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aws metadata. <text:s/>@param metadatamap the map containing aws meta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aws metadata specified in {@link metadatakey}. <text:s/>@param key the metadata key. @return string returning the valu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hack to allow for getinstance() to use the di'd applicationinfomanage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refresh data center info, and return up to date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 in the legacy code here the builder is acting as a mutator.</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this is hard to fix as this same instanceinfo instance is referenced elsewher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single_line</text:p>
          </table:table-cell>
          <table:table-cell office:value-type="string" calcext:value-type="string">
            <text:p>we will most likely re-write the client at sometime so not fixing for now.</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copyright 2012 netflix, inc. f licensed under the apache license, version 2.0 (the `license`); you may not use this file except in compliance with the license. you may obtain a copy of the license at <text:s/>http://www.apache.org/licenses/license-2.0 <text:s/>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the class that initializes information required for registration with &lt;tt&gt;eureka server&lt;/tt&gt; and to be discovered by other components. <text:s/>&lt;p&gt; the information required for registration is provided by the user by passing the configuration defined by the contract in {@link eurekainstanceconfig} }.aws clients can either use or extend {@link cloudinstanceconfig }. other non-aws clients can use or extend either {@link mydatacenterinstanceconfig} or very basic {@link abstractinstanceconfig}. &lt;/p&gt; <text:s text:c="2"/>@author karthik ranganathan, greg kim</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row table:style-name="ro1">
          <table:table-cell office:value-type="string" calcext:value-type="string">
            <text:p>multi_line</text:p>
          </table:table-cell>
          <table:table-cell office:value-type="string" calcext:value-type="string">
            <text:p>public for di use. this class should be in singleton scope so do not create explicitly. either use di or create this explicitly using one of the other public constructor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nullable * @deprecated 2016-09-19 prefer {@link #applicationinfomanager(eurekainstanceconfig, com.netflix.appinfo.applicationinfomanager.optionalarg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deprecated please use di instead</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ets the information about this instance that is registered with eureka. <text:s/>@return information about this instance that is registered with eurek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gister user-specific instance meta data. application can send any other additional meta data that need to be accessed for other reasons.the data will be periodically sent to the eureka server. <text:s/>please note that metadata added via this method is not guaranteed to be submitted to the eureka servers upon initial registration, and may be submitted as an update at a subsequent time. if you want guaranteed metadata for initial registration, please use the mechanism described in {@link eurekainstanceconfig#getmetadatamap()} <text:s/>@param appmetadata application specific meta data.</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set the status of this instance. application can use this to indicate whether it is ready to receive traffic. setting the status here also notifies all registered listeners of a status change event. <text:s/>@param status status of the instanc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refetches the hostname to check if it has changed. if it has, the entire &lt;code&gt;datacenterinfo&lt;/code&gt; is refetched and passed on to the eureka server on next heartbeat. <text:s/>see {@link instanceinfo#gethostname()} for explanation on why the hostname is used as the default address</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given a starting {@link com.netflix.appinfo.instanceinfo.instancestatus}, apply a mapping to return the follow up status, if applicable. <text:s/>@return the mapped instance status, or null if the mapping is not applicable.</text:p>
          </table:table-cell>
          <table:table-cell office:value-type="string" calcext:value-type="string">
            <text:p>RELEVANT</text:p>
          </table:table-cell>
          <table:table-cell office:value-type="string" calcext:value-type="string">
            <text:p>TRUE POSITIVE</text:p>
          </table:table-cell>
          <table:table-cell table:number-columns-repeated="3"/>
        </table:table-row>
        <table:table-row table:style-name="ro1">
          <table:table-cell office:value-type="string" calcext:value-type="string">
            <text:p>multi_line</text:p>
          </table:table-cell>
          <table:table-cell office:value-type="string" calcext:value-type="string">
            <text:p>this provides a more granular healthcheck contract than the existing {@link healthcheckcallback} <text:s/>@author nitesh kant</text:p>
          </table:table-cell>
          <table:table-cell office:value-type="string" calcext:value-type="string">
            <text:p>COPYRIGHT</text:p>
          </table:table-cell>
          <table:table-cell office:value-type="string" calcext:value-type="string">
            <text:p>TRUE NEGATIVE</text:p>
          </table:table-cell>
          <table:table-cell table:number-columns-repeated="3"/>
        </table:table-row>
      </table:table>
      <table:named-expressions/>
      <table:database-ranges>
        <table:database-range table:name="__Anonymous_Sheet_DB__0" table:target-range-address="comments_a12f9665e5c9db3051d63bc938414ca1a62fd4cd_classified.A1:comments_a12f9665e5c9db3051d63bc938414ca1a62fd4cd_classified.D1670" table:contains-header="fals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nl" fo:country="NL"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nl" fo:country="NL"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0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7T10:32:44.148937164</dc:date>
    <meta:editing-duration>PT33M</meta:editing-duration>
    <meta:editing-cycles>8</meta:editing-cycles>
    <meta:generator>LibreOffice/7.6.2.1$Linux_X86_64 LibreOffice_project/60$Build-1</meta:generator>
    <meta:document-statistic meta:table-count="1" meta:cell-count="6697" meta:object-count="0"/>
  </office:meta>
</office:document-meta>
</file>